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oak</text:p>
          </table:table-cell>
          <table:table-cell table:number-columns-repeated="2"/>
          <table:table-cell office:value-type="string" calcext:value-type="string">
            <text:p>laser</text:p>
          </table:table-cell>
          <table:table-cell office:value-type="string" calcext:value-type="string">
            <text:p>oak</text:p>
          </table:table-cell>
          <table:table-cell table:number-columns-repeated="9"/>
          <table:table-cell office:value-type="string" calcext:value-type="string">
            <text:p>int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amera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bez swiatla</text:p>
          </table:table-cell>
          <table:table-cell table:number-columns-repeated="2"/>
          <table:table-cell office:value-type="string" calcext:value-type="string">
            <text:p>ze swiatlem</text:p>
          </table:table-cell>
          <table:table-cell table:number-columns-repeated="2"/>
          <table:table-cell office:value-type="string" calcext:value-type="string">
            <text:p>max swiatlo</text:p>
          </table:table-cell>
          <table:table-cell table:number-columns-repeated="3"/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swiatlo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formula="of:=1062" office:value-type="float" office:value="1062" calcext:value-type="float">
            <text:p>1062</text:p>
          </table:table-cell>
          <table:table-cell table:formula="of:=[.C6]-[.B6]" office:value-type="float" office:value="-195" calcext:value-type="float">
            <text:p>-19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061" calcext:value-type="float">
            <text:p>2061</text:p>
          </table:table-cell>
          <table:table-cell table:formula="of:=[.C7]-[.B7]" office:value-type="float" office:value="-114" calcext:value-type="float">
            <text:p>-114</text:p>
          </table:table-cell>
          <table:table-cell office:value-type="float" office:value="1000" calcext:value-type="float">
            <text:p>1000</text:p>
          </table:table-cell>
          <table:table-cell office:value-type="float" office:value="177.553" calcext:value-type="float">
            <text:p>177.553</text:p>
          </table:table-cell>
          <table:table-cell office:value-type="float" office:value="203.226" calcext:value-type="float">
            <text:p>203.226</text:p>
          </table:table-cell>
          <table:table-cell office:value-type="float" office:value="997.596" calcext:value-type="float">
            <text:p>997.596</text:p>
          </table:table-cell>
          <table:table-cell office:value-type="float" office:value="178.11" calcext:value-type="float">
            <text:p>178.11</text:p>
          </table:table-cell>
          <table:table-cell office:value-type="float" office:value="203.863" calcext:value-type="float">
            <text:p>203.863</text:p>
          </table:table-cell>
          <table:table-cell office:value-type="float" office:value="1000.72" calcext:value-type="float">
            <text:p>1000.72</text:p>
          </table:table-cell>
          <table:table-cell office:value-type="float" office:value="177.865" calcext:value-type="float">
            <text:p>177.865</text:p>
          </table:table-cell>
          <table:table-cell office:value-type="float" office:value="203.583" calcext:value-type="float">
            <text:p>203.583</text:p>
          </table:table-cell>
          <table:table-cell office:value-type="float" office:value="999.349" calcext:value-type="float">
            <text:p>999.349</text:p>
          </table:table-cell>
          <table:table-cell/>
          <table:table-cell office:value-type="float" office:value="296.448" calcext:value-type="float">
            <text:p>296.448</text:p>
          </table:table-cell>
          <table:table-cell office:value-type="float" office:value="-188.813" calcext:value-type="float">
            <text:p>-188.813</text:p>
          </table:table-cell>
          <table:table-cell office:value-type="float" office:value="1003.66" calcext:value-type="float">
            <text:p>1003.66</text:p>
          </table:table-cell>
          <table:table-cell office:value-type="float" office:value="295.975" calcext:value-type="float">
            <text:p>295.975</text:p>
          </table:table-cell>
          <table:table-cell office:value-type="float" office:value="-188.499" calcext:value-type="float">
            <text:p>-188.499</text:p>
          </table:table-cell>
          <table:table-cell office:value-type="float" office:value="1002.05" calcext:value-type="float">
            <text:p>1002.05</text:p>
          </table:table-cell>
          <table:table-cell office:value-type="float" office:value="295.881" calcext:value-type="float">
            <text:p>295.881</text:p>
          </table:table-cell>
          <table:table-cell office:value-type="float" office:value="-188.453" calcext:value-type="float">
            <text:p>-188.453</text:p>
          </table:table-cell>
          <table:table-cell office:value-type="float" office:value="1001.71" calcext:value-type="float">
            <text:p>1001.71</text:p>
          </table:table-cell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float" office:value="3055" calcext:value-type="float">
            <text:p>3055</text:p>
          </table:table-cell>
          <table:table-cell table:formula="of:=[.C8]-[.B8]" office:value-type="float" office:value="-70" calcext:value-type="float">
            <text:p>-70</text:p>
          </table:table-cell>
          <table:table-cell/>
          <table:table-cell office:value-type="float" office:value="177.491" calcext:value-type="float">
            <text:p>177.491</text:p>
          </table:table-cell>
          <table:table-cell office:value-type="float" office:value="203.155" calcext:value-type="float">
            <text:p>203.155</text:p>
          </table:table-cell>
          <table:table-cell office:value-type="float" office:value="997.246" calcext:value-type="float">
            <text:p>997.246</text:p>
          </table:table-cell>
          <table:table-cell office:value-type="float" office:value="178.111" calcext:value-type="float">
            <text:p>178.111</text:p>
          </table:table-cell>
          <table:table-cell office:value-type="float" office:value="203.864" calcext:value-type="float">
            <text:p>203.864</text:p>
          </table:table-cell>
          <table:table-cell office:value-type="float" office:value="1000.73" calcext:value-type="float">
            <text:p>1000.73</text:p>
          </table:table-cell>
          <table:table-cell office:value-type="float" office:value="177.974" calcext:value-type="float">
            <text:p>177.974</text:p>
          </table:table-cell>
          <table:table-cell office:value-type="float" office:value="203.708" calcext:value-type="float">
            <text:p>203.708</text:p>
          </table:table-cell>
          <table:table-cell office:value-type="float" office:value="999.962" calcext:value-type="float">
            <text:p>999.962</text:p>
          </table:table-cell>
          <table:table-cell/>
          <table:table-cell office:value-type="float" office:value="296.135" calcext:value-type="float">
            <text:p>296.135</text:p>
          </table:table-cell>
          <table:table-cell office:value-type="float" office:value="-188.607" calcext:value-type="float">
            <text:p>-188.607</text:p>
          </table:table-cell>
          <table:table-cell office:value-type="float" office:value="1002.58" calcext:value-type="float">
            <text:p>1002.58</text:p>
          </table:table-cell>
          <table:table-cell office:value-type="float" office:value="296.061" calcext:value-type="float">
            <text:p>296.061</text:p>
          </table:table-cell>
          <table:table-cell office:value-type="float" office:value="-188.567" calcext:value-type="float">
            <text:p>-188.567</text:p>
          </table:table-cell>
          <table:table-cell office:value-type="float" office:value="1002.36" calcext:value-type="float">
            <text:p>1002.36</text:p>
          </table:table-cell>
          <table:table-cell office:value-type="float" office:value="296.087" calcext:value-type="float">
            <text:p>296.087</text:p>
          </table:table-cell>
          <table:table-cell office:value-type="float" office:value="-188.589" calcext:value-type="float">
            <text:p>-188.589</text:p>
          </table:table-cell>
          <table:table-cell office:value-type="float" office:value="1002.46" calcext:value-type="float">
            <text:p>1002.46</text:p>
          </table:table-cell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 office:value-type="float" office:value="4054" calcext:value-type="float">
            <text:p>4054</text:p>
          </table:table-cell>
          <table:table-cell table:formula="of:=[.C9]-[.B9]" office:value-type="float" office:value="17" calcext:value-type="float">
            <text:p>17</text:p>
          </table:table-cell>
          <table:table-cell/>
          <table:table-cell office:value-type="float" office:value="177.771" calcext:value-type="float">
            <text:p>177.771</text:p>
          </table:table-cell>
          <table:table-cell office:value-type="float" office:value="203.476" calcext:value-type="float">
            <text:p>203.476</text:p>
          </table:table-cell>
          <table:table-cell office:value-type="float" office:value="998.823" calcext:value-type="float">
            <text:p>998.823</text:p>
          </table:table-cell>
          <table:table-cell office:value-type="float" office:value="178.036" calcext:value-type="float">
            <text:p>178.036</text:p>
          </table:table-cell>
          <table:table-cell office:value-type="float" office:value="203.778" calcext:value-type="float">
            <text:p>203.778</text:p>
          </table:table-cell>
          <table:table-cell office:value-type="float" office:value="1000.31" calcext:value-type="float">
            <text:p>1000.31</text:p>
          </table:table-cell>
          <table:table-cell office:value-type="float" office:value="178.023" calcext:value-type="float">
            <text:p>178.023</text:p>
          </table:table-cell>
          <table:table-cell office:value-type="float" office:value="203.764" calcext:value-type="float">
            <text:p>203.764</text:p>
          </table:table-cell>
          <table:table-cell office:value-type="float" office:value="1000.24" calcext:value-type="float">
            <text:p>1000.24</text:p>
          </table:table-cell>
          <table:table-cell/>
          <table:table-cell office:value-type="float" office:value="294.97" calcext:value-type="float">
            <text:p>294.97</text:p>
          </table:table-cell>
          <table:table-cell office:value-type="float" office:value="-187.859" calcext:value-type="float">
            <text:p>-187.859</text:p>
          </table:table-cell>
          <table:table-cell office:value-type="float" office:value="998.601" calcext:value-type="float">
            <text:p>998.601</text:p>
          </table:table-cell>
          <table:table-cell office:value-type="float" office:value="296.243" calcext:value-type="float">
            <text:p>296.243</text:p>
          </table:table-cell>
          <table:table-cell office:value-type="float" office:value="-188.68" calcext:value-type="float">
            <text:p>-188.68</text:p>
          </table:table-cell>
          <table:table-cell office:value-type="float" office:value="1002.96" calcext:value-type="float">
            <text:p>1002.96</text:p>
          </table:table-cell>
          <table:table-cell office:value-type="float" office:value="295.536" calcext:value-type="float">
            <text:p>295.536</text:p>
          </table:table-cell>
          <table:table-cell office:value-type="float" office:value="-188.252" calcext:value-type="float">
            <text:p>-188.252</text:p>
          </table:table-cell>
          <table:table-cell office:value-type="float" office:value="1000.61" calcext:value-type="float">
            <text:p>1000.61</text:p>
          </table:table-cell>
        </table:table-row>
        <table:table-row table:style-name="ro1">
          <table:table-cell/>
          <table:table-cell office:value-type="float" office:value="5059" calcext:value-type="float">
            <text:p>5059</text:p>
          </table:table-cell>
          <table:table-cell office:value-type="float" office:value="5068" calcext:value-type="float">
            <text:p>5068</text:p>
          </table:table-cell>
          <table:table-cell table:formula="of:=[.C10]-[.B10]" office:value-type="float" office:value="9" calcext:value-type="float">
            <text:p>9</text:p>
          </table:table-cell>
          <table:table-cell/>
          <table:table-cell office:value-type="float" office:value="177.686" calcext:value-type="float">
            <text:p>177.686</text:p>
          </table:table-cell>
          <table:table-cell office:value-type="float" office:value="203.378" calcext:value-type="float">
            <text:p>203.378</text:p>
          </table:table-cell>
          <table:table-cell office:value-type="float" office:value="998.344" calcext:value-type="float">
            <text:p>998.344</text:p>
          </table:table-cell>
          <table:table-cell office:value-type="float" office:value="177.913" calcext:value-type="float">
            <text:p>177.913</text:p>
          </table:table-cell>
          <table:table-cell office:value-type="float" office:value="203.638" calcext:value-type="float">
            <text:p>203.638</text:p>
          </table:table-cell>
          <table:table-cell office:value-type="float" office:value="999.619" calcext:value-type="float">
            <text:p>999.619</text:p>
          </table:table-cell>
          <table:table-cell office:value-type="float" office:value="178.206" calcext:value-type="float">
            <text:p>178.206</text:p>
          </table:table-cell>
          <table:table-cell office:value-type="float" office:value="203.973" calcext:value-type="float">
            <text:p>203.973</text:p>
          </table:table-cell>
          <table:table-cell office:value-type="float" office:value="1001.26" calcext:value-type="float">
            <text:p>1001.26</text:p>
          </table:table-cell>
          <table:table-cell/>
          <table:table-cell office:value-type="float" office:value="295.37" calcext:value-type="float">
            <text:p>295.37</text:p>
          </table:table-cell>
          <table:table-cell office:value-type="float" office:value="-188.133" calcext:value-type="float">
            <text:p>-188.133</text:p>
          </table:table-cell>
          <table:table-cell office:value-type="float" office:value="999.98" calcext:value-type="float">
            <text:p>999.98</text:p>
          </table:table-cell>
          <table:table-cell office:value-type="float" office:value="296.453" calcext:value-type="float">
            <text:p>296.453</text:p>
          </table:table-cell>
          <table:table-cell office:value-type="float" office:value="-188.823" calcext:value-type="float">
            <text:p>-188.823</text:p>
          </table:table-cell>
          <table:table-cell office:value-type="float" office:value="1003.67" calcext:value-type="float">
            <text:p>1003.67</text:p>
          </table:table-cell>
          <table:table-cell office:value-type="float" office:value="295.829" calcext:value-type="float">
            <text:p>295.829</text:p>
          </table:table-cell>
          <table:table-cell office:value-type="float" office:value="-188.428" calcext:value-type="float">
            <text:p>-188.428</text:p>
          </table:table-cell>
          <table:table-cell office:value-type="float" office:value="1001.57" calcext:value-type="float">
            <text:p>1001.57</text:p>
          </table:table-cell>
        </table:table-row>
        <table:table-row table:style-name="ro1">
          <table:table-cell/>
          <table:table-cell office:value-type="float" office:value="6082" calcext:value-type="float">
            <text:p>6082</text:p>
          </table:table-cell>
          <table:table-cell office:value-type="float" office:value="6055" calcext:value-type="float">
            <text:p>6055</text:p>
          </table:table-cell>
          <table:table-cell table:formula="of:=[.C11]-[.B11]" office:value-type="float" office:value="-27" calcext:value-type="float">
            <text:p>-27</text:p>
          </table:table-cell>
          <table:table-cell/>
          <table:table-cell office:value-type="float" office:value="177.976" calcext:value-type="float">
            <text:p>177.976</text:p>
          </table:table-cell>
          <table:table-cell office:value-type="float" office:value="203.71" calcext:value-type="float">
            <text:p>203.71</text:p>
          </table:table-cell>
          <table:table-cell office:value-type="float" office:value="999.974" calcext:value-type="float">
            <text:p>999.974</text:p>
          </table:table-cell>
          <table:table-cell office:value-type="float" office:value="177.915" calcext:value-type="float">
            <text:p>177.915</text:p>
          </table:table-cell>
          <table:table-cell office:value-type="float" office:value="203.64" calcext:value-type="float">
            <text:p>203.64</text:p>
          </table:table-cell>
          <table:table-cell office:value-type="float" office:value="999.629" calcext:value-type="float">
            <text:p>999.629</text:p>
          </table:table-cell>
          <table:table-cell office:value-type="float" office:value="178.072" calcext:value-type="float">
            <text:p>178.072</text:p>
          </table:table-cell>
          <table:table-cell office:value-type="float" office:value="203.82" calcext:value-type="float">
            <text:p>203.82</text:p>
          </table:table-cell>
          <table:table-cell office:value-type="float" office:value="1000.51" calcext:value-type="float">
            <text:p>1000.51</text:p>
          </table:table-cell>
          <table:table-cell/>
          <table:table-cell office:value-type="float" office:value="296.068" calcext:value-type="float">
            <text:p>296.068</text:p>
          </table:table-cell>
          <table:table-cell office:value-type="float" office:value="-188.579" calcext:value-type="float">
            <text:p>-188.579</text:p>
          </table:table-cell>
          <table:table-cell office:value-type="float" office:value="1002.37" calcext:value-type="float">
            <text:p>1002.37</text:p>
          </table:table-cell>
          <table:table-cell office:value-type="float" office:value="296.453" calcext:value-type="float">
            <text:p>296.453</text:p>
          </table:table-cell>
          <table:table-cell office:value-type="float" office:value="-188.822" calcext:value-type="float">
            <text:p>-188.822</text:p>
          </table:table-cell>
          <table:table-cell office:value-type="float" office:value="1003.67" calcext:value-type="float">
            <text:p>1003.67</text:p>
          </table:table-cell>
          <table:table-cell office:value-type="float" office:value="296.161" calcext:value-type="float">
            <text:p>296.161</text:p>
          </table:table-cell>
          <table:table-cell office:value-type="float" office:value="-188.617" calcext:value-type="float">
            <text:p>-188.617</text:p>
          </table:table-cell>
          <table:table-cell office:value-type="float" office:value="1002.65" calcext:value-type="float">
            <text:p>1002.65</text:p>
          </table:table-cell>
        </table:table-row>
        <table:table-row table:style-name="ro1">
          <table:table-cell/>
          <table:table-cell office:value-type="float" office:value="7046" calcext:value-type="float">
            <text:p>7046</text:p>
          </table:table-cell>
          <table:table-cell office:value-type="float" office:value="7048" calcext:value-type="float">
            <text:p>7048</text:p>
          </table:table-cell>
          <table:table-cell table:formula="of:=[.C12]-[.B12]" office:value-type="float" office:value="2" calcext:value-type="float">
            <text:p>2</text:p>
          </table:table-cell>
          <table:table-cell/>
          <table:table-cell office:value-type="float" office:value="178.049" calcext:value-type="float">
            <text:p>178.049</text:p>
          </table:table-cell>
          <table:table-cell office:value-type="float" office:value="203.794" calcext:value-type="float">
            <text:p>203.794</text:p>
          </table:table-cell>
          <table:table-cell office:value-type="float" office:value="1000.38" calcext:value-type="float">
            <text:p>1000.38</text:p>
          </table:table-cell>
          <table:table-cell office:value-type="float" office:value="177.991" calcext:value-type="float">
            <text:p>177.991</text:p>
          </table:table-cell>
          <table:table-cell office:value-type="float" office:value="203.727" calcext:value-type="float">
            <text:p>203.727</text:p>
          </table:table-cell>
          <table:table-cell office:value-type="float" office:value="1000.06" calcext:value-type="float">
            <text:p>1000.06</text:p>
          </table:table-cell>
          <table:table-cell office:value-type="float" office:value="177.901" calcext:value-type="float">
            <text:p>177.901</text:p>
          </table:table-cell>
          <table:table-cell office:value-type="float" office:value="203.624" calcext:value-type="float">
            <text:p>203.624</text:p>
          </table:table-cell>
          <table:table-cell office:value-type="float" office:value="999.55" calcext:value-type="float">
            <text:p>999.55</text:p>
          </table:table-cell>
          <table:table-cell/>
          <table:table-cell office:value-type="float" office:value="296.255" calcext:value-type="float">
            <text:p>296.255</text:p>
          </table:table-cell>
          <table:table-cell office:value-type="float" office:value="-188.701" calcext:value-type="float">
            <text:p>-188.701</text:p>
          </table:table-cell>
          <table:table-cell office:value-type="float" office:value="1003.02" calcext:value-type="float">
            <text:p>1003.02</text:p>
          </table:table-cell>
          <table:table-cell office:value-type="float" office:value="296.176" calcext:value-type="float">
            <text:p>296.176</text:p>
          </table:table-cell>
          <table:table-cell office:value-type="float" office:value="-188.64" calcext:value-type="float">
            <text:p>-188.64</text:p>
          </table:table-cell>
          <table:table-cell office:value-type="float" office:value="1002.71" calcext:value-type="float">
            <text:p>1002.71</text:p>
          </table:table-cell>
          <table:table-cell office:value-type="float" office:value="296.145" calcext:value-type="float">
            <text:p>296.145</text:p>
          </table:table-cell>
          <table:table-cell office:value-type="float" office:value="-188.611" calcext:value-type="float">
            <text:p>-188.611</text:p>
          </table:table-cell>
          <table:table-cell office:value-type="float" office:value="1002.61" calcext:value-type="float">
            <text:p>1002.61</text:p>
          </table:table-cell>
        </table:table-row>
        <table:table-row table:style-name="ro1">
          <table:table-cell/>
          <table:table-cell office:value-type="float" office:value="8288" calcext:value-type="float">
            <text:p>8288</text:p>
          </table:table-cell>
          <table:table-cell office:value-type="float" office:value="8070" calcext:value-type="float">
            <text:p>8070</text:p>
          </table:table-cell>
          <table:table-cell table:formula="of:=[.C13]-[.B13]" office:value-type="float" office:value="-218" calcext:value-type="float">
            <text:p>-218</text:p>
          </table:table-cell>
          <table:table-cell/>
          <table:table-cell office:value-type="float" office:value="177.88" calcext:value-type="float">
            <text:p>177.88</text:p>
          </table:table-cell>
          <table:table-cell office:value-type="float" office:value="203.6" calcext:value-type="float">
            <text:p>203.6</text:p>
          </table:table-cell>
          <table:table-cell office:value-type="float" office:value="999.43" calcext:value-type="float">
            <text:p>999.43</text:p>
          </table:table-cell>
          <table:table-cell office:value-type="float" office:value="178.246" calcext:value-type="float">
            <text:p>178.246</text:p>
          </table:table-cell>
          <table:table-cell office:value-type="float" office:value="204.019" calcext:value-type="float">
            <text:p>204.019</text:p>
          </table:table-cell>
          <table:table-cell office:value-type="float" office:value="1001.49" calcext:value-type="float">
            <text:p>1001.49</text:p>
          </table:table-cell>
          <table:table-cell office:value-type="float" office:value="178.058" calcext:value-type="float">
            <text:p>178.058</text:p>
          </table:table-cell>
          <table:table-cell office:value-type="float" office:value="203.804" calcext:value-type="float">
            <text:p>203.804</text:p>
          </table:table-cell>
          <table:table-cell office:value-type="float" office:value="1000.44" calcext:value-type="float">
            <text:p>1000.44</text:p>
          </table:table-cell>
          <table:table-cell/>
          <table:table-cell office:value-type="float" office:value="296.169" calcext:value-type="float">
            <text:p>296.169</text:p>
          </table:table-cell>
          <table:table-cell office:value-type="float" office:value="-188.642" calcext:value-type="float">
            <text:p>-188.642</text:p>
          </table:table-cell>
          <table:table-cell office:value-type="float" office:value="1002.73" calcext:value-type="float">
            <text:p>1002.73</text:p>
          </table:table-cell>
          <table:table-cell office:value-type="float" office:value="295.528" calcext:value-type="float">
            <text:p>295.528</text:p>
          </table:table-cell>
          <table:table-cell office:value-type="float" office:value="-188.23" calcext:value-type="float">
            <text:p>-188.23</text:p>
          </table:table-cell>
          <table:table-cell office:value-type="float" office:value="1000.52" calcext:value-type="float">
            <text:p>1000.52</text:p>
          </table:table-cell>
          <table:table-cell office:value-type="float" office:value="296.14" calcext:value-type="float">
            <text:p>296.14</text:p>
          </table:table-cell>
          <table:table-cell office:value-type="float" office:value="-188.609" calcext:value-type="float">
            <text:p>-188.609</text:p>
          </table:table-cell>
          <table:table-cell office:value-type="float" office:value="1002.6" calcext:value-type="float">
            <text:p>1002.6</text:p>
          </table:table-cell>
        </table:table-row>
        <table:table-row table:style-name="ro1">
          <table:table-cell/>
          <table:table-cell office:value-type="float" office:value="9166" calcext:value-type="float">
            <text:p>9166</text:p>
          </table:table-cell>
          <table:table-cell office:value-type="float" office:value="9088" calcext:value-type="float">
            <text:p>9088</text:p>
          </table:table-cell>
          <table:table-cell table:formula="of:=[.C14]-[.B14]" office:value-type="float" office:value="-78" calcext:value-type="float">
            <text:p>-78</text:p>
          </table:table-cell>
          <table:table-cell/>
          <table:table-cell office:value-type="float" office:value="177.699" calcext:value-type="float">
            <text:p>177.699</text:p>
          </table:table-cell>
          <table:table-cell office:value-type="float" office:value="203.394" calcext:value-type="float">
            <text:p>203.394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178.062" calcext:value-type="float">
            <text:p>178.062</text:p>
          </table:table-cell>
          <table:table-cell office:value-type="float" office:value="203.808" calcext:value-type="float">
            <text:p>203.808</text:p>
          </table:table-cell>
          <table:table-cell office:value-type="float" office:value="1000.45" calcext:value-type="float">
            <text:p>1000.45</text:p>
          </table:table-cell>
          <table:table-cell office:value-type="float" office:value="178.059" calcext:value-type="float">
            <text:p>178.059</text:p>
          </table:table-cell>
          <table:table-cell office:value-type="float" office:value="203.805" calcext:value-type="float">
            <text:p>203.805</text:p>
          </table:table-cell>
          <table:table-cell office:value-type="float" office:value="1000.44" calcext:value-type="float">
            <text:p>1000.44</text:p>
          </table:table-cell>
          <table:table-cell/>
          <table:table-cell office:value-type="float" office:value="296.229" calcext:value-type="float">
            <text:p>296.229</text:p>
          </table:table-cell>
          <table:table-cell office:value-type="float" office:value="-188.669" calcext:value-type="float">
            <text:p>-188.669</text:p>
          </table:table-cell>
          <table:table-cell office:value-type="float" office:value="1002.89" calcext:value-type="float">
            <text:p>1002.89</text:p>
          </table:table-cell>
          <table:table-cell office:value-type="float" office:value="295.165" calcext:value-type="float">
            <text:p>295.165</text:p>
          </table:table-cell>
          <table:table-cell office:value-type="float" office:value="-188.014" calcext:value-type="float">
            <text:p>-188.014</text:p>
          </table:table-cell>
          <table:table-cell office:value-type="float" office:value="999.317" calcext:value-type="float">
            <text:p>999.317</text:p>
          </table:table-cell>
          <table:table-cell office:value-type="float" office:value="296.113" calcext:value-type="float">
            <text:p>296.113</text:p>
          </table:table-cell>
          <table:table-cell office:value-type="float" office:value="-188.599" calcext:value-type="float">
            <text:p>-188.599</text:p>
          </table:table-cell>
          <table:table-cell office:value-type="float" office:value="1002.51" calcext:value-type="float">
            <text:p>1002.51</text:p>
          </table:table-cell>
        </table:table-row>
        <table:table-row table:style-name="ro1">
          <table:table-cell/>
          <table:table-cell office:value-type="float" office:value="10248" calcext:value-type="float">
            <text:p>10248</text:p>
          </table:table-cell>
          <table:table-cell office:value-type="float" office:value="10080" calcext:value-type="float">
            <text:p>10080</text:p>
          </table:table-cell>
          <table:table-cell table:formula="of:=[.C15]-[.B15]" office:value-type="float" office:value="-168" calcext:value-type="float">
            <text:p>-168</text:p>
          </table:table-cell>
          <table:table-cell/>
          <table:table-cell office:value-type="float" office:value="177.784" calcext:value-type="float">
            <text:p>177.784</text:p>
          </table:table-cell>
          <table:table-cell office:value-type="float" office:value="203.491" calcext:value-type="float">
            <text:p>203.491</text:p>
          </table:table-cell>
          <table:table-cell office:value-type="float" office:value="998.896" calcext:value-type="float">
            <text:p>998.896</text:p>
          </table:table-cell>
          <table:table-cell office:value-type="float" office:value="177.853" calcext:value-type="float">
            <text:p>177.853</text:p>
          </table:table-cell>
          <table:table-cell office:value-type="float" office:value="203.569" calcext:value-type="float">
            <text:p>203.569</text:p>
          </table:table-cell>
          <table:table-cell office:value-type="float" office:value="999.279" calcext:value-type="float">
            <text:p>999.279</text:p>
          </table:table-cell>
          <table:table-cell office:value-type="float" office:value="177.853" calcext:value-type="float">
            <text:p>177.853</text:p>
          </table:table-cell>
          <table:table-cell office:value-type="float" office:value="203.57" calcext:value-type="float">
            <text:p>203.57</text:p>
          </table:table-cell>
          <table:table-cell office:value-type="float" office:value="999.283" calcext:value-type="float">
            <text:p>999.283</text:p>
          </table:table-cell>
          <table:table-cell/>
          <table:table-cell office:value-type="float" office:value="296.264" calcext:value-type="float">
            <text:p>296.264</text:p>
          </table:table-cell>
          <table:table-cell office:value-type="float" office:value="-188.7" calcext:value-type="float">
            <text:p>-188.7</text:p>
          </table:table-cell>
          <table:table-cell office:value-type="float" office:value="1003.02" calcext:value-type="float">
            <text:p>1003.02</text:p>
          </table:table-cell>
          <table:table-cell office:value-type="float" office:value="295.193" calcext:value-type="float">
            <text:p>295.193</text:p>
          </table:table-cell>
          <table:table-cell office:value-type="float" office:value="-188.024" calcext:value-type="float">
            <text:p>-188.024</text:p>
          </table:table-cell>
          <table:table-cell office:value-type="float" office:value="999.398" calcext:value-type="float">
            <text:p>999.398</text:p>
          </table:table-cell>
          <table:table-cell office:value-type="float" office:value="295.583" calcext:value-type="float">
            <text:p>295.583</text:p>
          </table:table-cell>
          <table:table-cell office:value-type="float" office:value="-188.264" calcext:value-type="float">
            <text:p>-188.264</text:p>
          </table:table-cell>
          <table:table-cell office:value-type="float" office:value="1000.72" calcext:value-type="float">
            <text:p>1000.72</text:p>
          </table:table-cell>
        </table:table-row>
        <table:table-row table:style-name="ro1">
          <table:table-cell table:number-columns-repeated="2"/>
          <table:table-cell office:value-type="float" office:value="11078" calcext:value-type="float">
            <text:p>11078</text:p>
          </table:table-cell>
          <table:table-cell table:number-columns-repeated="2"/>
          <table:table-cell office:value-type="float" office:value="177.591" calcext:value-type="float">
            <text:p>177.591</text:p>
          </table:table-cell>
          <table:table-cell office:value-type="float" office:value="203.269" calcext:value-type="float">
            <text:p>203.269</text:p>
          </table:table-cell>
          <table:table-cell office:value-type="float" office:value="997.809" calcext:value-type="float">
            <text:p>997.809</text:p>
          </table:table-cell>
          <table:table-cell office:value-type="float" office:value="178.062" calcext:value-type="float">
            <text:p>178.062</text:p>
          </table:table-cell>
          <table:table-cell office:value-type="float" office:value="203.809" calcext:value-type="float">
            <text:p>203.809</text:p>
          </table:table-cell>
          <table:table-cell office:value-type="float" office:value="1000.46" calcext:value-type="float">
            <text:p>1000.46</text:p>
          </table:table-cell>
          <table:table-cell office:value-type="float" office:value="177.817" calcext:value-type="float">
            <text:p>177.817</text:p>
          </table:table-cell>
          <table:table-cell office:value-type="float" office:value="203.529" calcext:value-type="float">
            <text:p>203.529</text:p>
          </table:table-cell>
          <table:table-cell office:value-type="float" office:value="999.082" calcext:value-type="float">
            <text:p>999.082</text:p>
          </table:table-cell>
          <table:table-cell/>
          <table:table-cell office:value-type="float" office:value="296.326" calcext:value-type="float">
            <text:p>296.326</text:p>
          </table:table-cell>
          <table:table-cell office:value-type="float" office:value="-188.734" calcext:value-type="float">
            <text:p>-188.734</text:p>
          </table:table-cell>
          <table:table-cell office:value-type="float" office:value="1003.23" calcext:value-type="float">
            <text:p>1003.23</text:p>
          </table:table-cell>
          <table:table-cell office:value-type="float" office:value="295.302" calcext:value-type="float">
            <text:p>295.302</text:p>
          </table:table-cell>
          <table:table-cell office:value-type="float" office:value="-188.098" calcext:value-type="float">
            <text:p>-188.098</text:p>
          </table:table-cell>
          <table:table-cell office:value-type="float" office:value="999.775" calcext:value-type="float">
            <text:p>999.775</text:p>
          </table:table-cell>
          <table:table-cell office:value-type="float" office:value="295.884" calcext:value-type="float">
            <text:p>295.884</text:p>
          </table:table-cell>
          <table:table-cell office:value-type="float" office:value="-188.461" calcext:value-type="float">
            <text:p>-188.461</text:p>
          </table:table-cell>
          <table:table-cell office:value-type="float" office:value="1001.77" calcext:value-type="float">
            <text:p>1001.7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 office:value-type="float" office:value="201.086" calcext:value-type="float">
            <text:p>201.086</text:p>
          </table:table-cell>
          <table:table-cell office:value-type="float" office:value="208.308" calcext:value-type="float">
            <text:p>208.308</text:p>
          </table:table-cell>
          <table:table-cell office:value-type="float" office:value="2008.57" calcext:value-type="float">
            <text:p>2008.57</text:p>
          </table:table-cell>
          <table:table-cell office:value-type="float" office:value="200.976" calcext:value-type="float">
            <text:p>200.976</text:p>
          </table:table-cell>
          <table:table-cell office:value-type="float" office:value="208.194" calcext:value-type="float">
            <text:p>208.194</text:p>
          </table:table-cell>
          <table:table-cell office:value-type="float" office:value="2007.46" calcext:value-type="float">
            <text:p>2007.46</text:p>
          </table:table-cell>
          <table:table-cell office:value-type="float" office:value="201.142" calcext:value-type="float">
            <text:p>201.142</text:p>
          </table:table-cell>
          <table:table-cell office:value-type="float" office:value="208.365" calcext:value-type="float">
            <text:p>208.365</text:p>
          </table:table-cell>
          <table:table-cell office:value-type="float" office:value="2009.12" calcext:value-type="float">
            <text:p>2009.12</text:p>
          </table:table-cell>
          <table:table-cell/>
          <table:table-cell office:value-type="float" office:value="339.906" calcext:value-type="float">
            <text:p>339.906</text:p>
          </table:table-cell>
          <table:table-cell office:value-type="float" office:value="-158.436" calcext:value-type="float">
            <text:p>-158.436</text:p>
          </table:table-cell>
          <table:table-cell office:value-type="float" office:value="2053.74" calcext:value-type="float">
            <text:p>2053.74</text:p>
          </table:table-cell>
          <table:table-cell office:value-type="float" office:value="340.946" calcext:value-type="float">
            <text:p>340.946</text:p>
          </table:table-cell>
          <table:table-cell office:value-type="float" office:value="-158.933" calcext:value-type="float">
            <text:p>-158.933</text:p>
          </table:table-cell>
          <table:table-cell office:value-type="float" office:value="2059.75" calcext:value-type="float">
            <text:p>2059.75</text:p>
          </table:table-cell>
          <table:table-cell office:value-type="float" office:value="340.283" calcext:value-type="float">
            <text:p>340.283</text:p>
          </table:table-cell>
          <table:table-cell office:value-type="float" office:value="-158.673" calcext:value-type="float">
            <text:p>-158.673</text:p>
          </table:table-cell>
          <table:table-cell office:value-type="float" office:value="2055.92" calcext:value-type="float">
            <text:p>2055.92</text:p>
          </table:table-cell>
        </table:table-row>
        <table:table-row table:style-name="ro1">
          <table:table-cell table:number-columns-repeated="5"/>
          <table:table-cell office:value-type="float" office:value="200.948" calcext:value-type="float">
            <text:p>200.948</text:p>
          </table:table-cell>
          <table:table-cell office:value-type="float" office:value="208.165" calcext:value-type="float">
            <text:p>208.165</text:p>
          </table:table-cell>
          <table:table-cell office:value-type="float" office:value="2007.19" calcext:value-type="float">
            <text:p>2007.19</text:p>
          </table:table-cell>
          <table:table-cell office:value-type="float" office:value="201.031" calcext:value-type="float">
            <text:p>201.031</text:p>
          </table:table-cell>
          <table:table-cell office:value-type="float" office:value="208.251" calcext:value-type="float">
            <text:p>208.251</text:p>
          </table:table-cell>
          <table:table-cell office:value-type="float" office:value="2008.02" calcext:value-type="float">
            <text:p>2008.02</text:p>
          </table:table-cell>
          <table:table-cell office:value-type="float" office:value="201.197" calcext:value-type="float">
            <text:p>201.197</text:p>
          </table:table-cell>
          <table:table-cell office:value-type="float" office:value="208.423" calcext:value-type="float">
            <text:p>208.423</text:p>
          </table:table-cell>
          <table:table-cell office:value-type="float" office:value="2009.67" calcext:value-type="float">
            <text:p>2009.67</text:p>
          </table:table-cell>
          <table:table-cell/>
          <table:table-cell office:value-type="float" office:value="340.017" calcext:value-type="float">
            <text:p>340.017</text:p>
          </table:table-cell>
          <table:table-cell office:value-type="float" office:value="-158.508" calcext:value-type="float">
            <text:p>-158.508</text:p>
          </table:table-cell>
          <table:table-cell office:value-type="float" office:value="2054.27" calcext:value-type="float">
            <text:p>2054.27</text:p>
          </table:table-cell>
          <table:table-cell office:value-type="float" office:value="339.552" calcext:value-type="float">
            <text:p>339.552</text:p>
          </table:table-cell>
          <table:table-cell office:value-type="float" office:value="-158.393" calcext:value-type="float">
            <text:p>-158.393</text:p>
          </table:table-cell>
          <table:table-cell office:value-type="float" office:value="2051.44" calcext:value-type="float">
            <text:p>2051.44</text:p>
          </table:table-cell>
          <table:table-cell office:value-type="float" office:value="340.792" calcext:value-type="float">
            <text:p>340.792</text:p>
          </table:table-cell>
          <table:table-cell office:value-type="float" office:value="-158.918" calcext:value-type="float">
            <text:p>-158.918</text:p>
          </table:table-cell>
          <table:table-cell office:value-type="float" office:value="2059.19" calcext:value-type="float">
            <text:p>2059.19</text:p>
          </table:table-cell>
        </table:table-row>
        <table:table-row table:style-name="ro1">
          <table:table-cell table:number-columns-repeated="5"/>
          <table:table-cell office:value-type="float" office:value="200.865" calcext:value-type="float">
            <text:p>200.865</text:p>
          </table:table-cell>
          <table:table-cell office:value-type="float" office:value="208.079" calcext:value-type="float">
            <text:p>208.079</text:p>
          </table:table-cell>
          <table:table-cell office:value-type="float" office:value="2006.36" calcext:value-type="float">
            <text:p>2006.36</text:p>
          </table:table-cell>
          <table:table-cell office:value-type="float" office:value="201.114" calcext:value-type="float">
            <text:p>201.114</text:p>
          </table:table-cell>
          <table:table-cell office:value-type="float" office:value="208.337" calcext:value-type="float">
            <text:p>208.337</text:p>
          </table:table-cell>
          <table:table-cell office:value-type="float" office:value="2008.84" calcext:value-type="float">
            <text:p>2008.84</text:p>
          </table:table-cell>
          <table:table-cell office:value-type="float" office:value="201.252" calcext:value-type="float">
            <text:p>201.252</text:p>
          </table:table-cell>
          <table:table-cell office:value-type="float" office:value="208.48" calcext:value-type="float">
            <text:p>208.48</text:p>
          </table:table-cell>
          <table:table-cell office:value-type="float" office:value="2010.23" calcext:value-type="float">
            <text:p>2010.23</text:p>
          </table:table-cell>
          <table:table-cell/>
          <table:table-cell office:value-type="float" office:value="340.009" calcext:value-type="float">
            <text:p>340.009</text:p>
          </table:table-cell>
          <table:table-cell office:value-type="float" office:value="-158.5" calcext:value-type="float">
            <text:p>-158.5</text:p>
          </table:table-cell>
          <table:table-cell office:value-type="float" office:value="2054.03" calcext:value-type="float">
            <text:p>2054.03</text:p>
          </table:table-cell>
          <table:table-cell office:value-type="float" office:value="340.066" calcext:value-type="float">
            <text:p>340.066</text:p>
          </table:table-cell>
          <table:table-cell office:value-type="float" office:value="-158.56" calcext:value-type="float">
            <text:p>-158.56</text:p>
          </table:table-cell>
          <table:table-cell office:value-type="float" office:value="2054.76" calcext:value-type="float">
            <text:p>2054.76</text:p>
          </table:table-cell>
          <table:table-cell office:value-type="float" office:value="340.494" calcext:value-type="float">
            <text:p>340.494</text:p>
          </table:table-cell>
          <table:table-cell office:value-type="float" office:value="-158.81" calcext:value-type="float">
            <text:p>-158.81</text:p>
          </table:table-cell>
          <table:table-cell office:value-type="float" office:value="2057.25" calcext:value-type="float">
            <text:p>2057.25</text:p>
          </table:table-cell>
        </table:table-row>
        <table:table-row table:style-name="ro1">
          <table:table-cell table:number-columns-repeated="5"/>
          <table:table-cell office:value-type="float" office:value="200.921" calcext:value-type="float">
            <text:p>200.921</text:p>
          </table:table-cell>
          <table:table-cell office:value-type="float" office:value="208.137" calcext:value-type="float">
            <text:p>208.137</text:p>
          </table:table-cell>
          <table:table-cell office:value-type="float" office:value="2006.91" calcext:value-type="float">
            <text:p>2006.91</text:p>
          </table:table-cell>
          <table:table-cell office:value-type="float" office:value="201.197" calcext:value-type="float">
            <text:p>201.197</text:p>
          </table:table-cell>
          <table:table-cell office:value-type="float" office:value="208.422" calcext:value-type="float">
            <text:p>208.422</text:p>
          </table:table-cell>
          <table:table-cell office:value-type="float" office:value="2009.67" calcext:value-type="float">
            <text:p>2009.67</text:p>
          </table:table-cell>
          <table:table-cell office:value-type="float" office:value="201.197" calcext:value-type="float">
            <text:p>201.197</text:p>
          </table:table-cell>
          <table:table-cell office:value-type="float" office:value="208.423" calcext:value-type="float">
            <text:p>208.423</text:p>
          </table:table-cell>
          <table:table-cell office:value-type="float" office:value="2009.67" calcext:value-type="float">
            <text:p>2009.67</text:p>
          </table:table-cell>
          <table:table-cell/>
          <table:table-cell office:value-type="float" office:value="339.415" calcext:value-type="float">
            <text:p>339.415</text:p>
          </table:table-cell>
          <table:table-cell office:value-type="float" office:value="-158.217" calcext:value-type="float">
            <text:p>-158.217</text:p>
          </table:table-cell>
          <table:table-cell office:value-type="float" office:value="2050.39" calcext:value-type="float">
            <text:p>2050.39</text:p>
          </table:table-cell>
          <table:table-cell office:value-type="float" office:value="340.377" calcext:value-type="float">
            <text:p>340.377</text:p>
          </table:table-cell>
          <table:table-cell office:value-type="float" office:value="-158.694" calcext:value-type="float">
            <text:p>-158.694</text:p>
          </table:table-cell>
          <table:table-cell office:value-type="float" office:value="2056.36" calcext:value-type="float">
            <text:p>2056.36</text:p>
          </table:table-cell>
          <table:table-cell office:value-type="float" office:value="340.646" calcext:value-type="float">
            <text:p>340.646</text:p>
          </table:table-cell>
          <table:table-cell office:value-type="float" office:value="-158.815" calcext:value-type="float">
            <text:p>-158.815</text:p>
          </table:table-cell>
          <table:table-cell office:value-type="float" office:value="2057.98" calcext:value-type="float">
            <text:p>2057.98</text:p>
          </table:table-cell>
        </table:table-row>
        <table:table-row table:style-name="ro1">
          <table:table-cell table:number-columns-repeated="5"/>
          <table:table-cell office:value-type="float" office:value="201.003" calcext:value-type="float">
            <text:p>201.003</text:p>
          </table:table-cell>
          <table:table-cell office:value-type="float" office:value="208.222" calcext:value-type="float">
            <text:p>208.222</text:p>
          </table:table-cell>
          <table:table-cell office:value-type="float" office:value="2007.74" calcext:value-type="float">
            <text:p>2007.74</text:p>
          </table:table-cell>
          <table:table-cell office:value-type="float" office:value="201.141" calcext:value-type="float">
            <text:p>201.141</text:p>
          </table:table-cell>
          <table:table-cell office:value-type="float" office:value="208.365" calcext:value-type="float">
            <text:p>208.365</text:p>
          </table:table-cell>
          <table:table-cell office:value-type="float" office:value="2009.12" calcext:value-type="float">
            <text:p>2009.12</text:p>
          </table:table-cell>
          <table:table-cell office:value-type="float" office:value="201.086" calcext:value-type="float">
            <text:p>201.086</text:p>
          </table:table-cell>
          <table:table-cell office:value-type="float" office:value="208.308" calcext:value-type="float">
            <text:p>208.308</text:p>
          </table:table-cell>
          <table:table-cell office:value-type="float" office:value="2008.57" calcext:value-type="float">
            <text:p>2008.57</text:p>
          </table:table-cell>
          <table:table-cell/>
          <table:table-cell office:value-type="float" office:value="339.774" calcext:value-type="float">
            <text:p>339.774</text:p>
          </table:table-cell>
          <table:table-cell office:value-type="float" office:value="-158.399" calcext:value-type="float">
            <text:p>-158.399</text:p>
          </table:table-cell>
          <table:table-cell office:value-type="float" office:value="2052.72" calcext:value-type="float">
            <text:p>2052.72</text:p>
          </table:table-cell>
          <table:table-cell office:value-type="float" office:value="339.618" calcext:value-type="float">
            <text:p>339.618</text:p>
          </table:table-cell>
          <table:table-cell office:value-type="float" office:value="-158.368" calcext:value-type="float">
            <text:p>-158.368</text:p>
          </table:table-cell>
          <table:table-cell office:value-type="float" office:value="2051.84" calcext:value-type="float">
            <text:p>2051.84</text:p>
          </table:table-cell>
          <table:table-cell office:value-type="float" office:value="340.506" calcext:value-type="float">
            <text:p>340.506</text:p>
          </table:table-cell>
          <table:table-cell office:value-type="float" office:value="-158.731" calcext:value-type="float">
            <text:p>-158.731</text:p>
          </table:table-cell>
          <table:table-cell office:value-type="float" office:value="2057.23" calcext:value-type="float">
            <text:p>2057.23</text:p>
          </table:table-cell>
        </table:table-row>
        <table:table-row table:style-name="ro1">
          <table:table-cell table:number-columns-repeated="5"/>
          <table:table-cell office:value-type="float" office:value="200.948" calcext:value-type="float">
            <text:p>200.948</text:p>
          </table:table-cell>
          <table:table-cell office:value-type="float" office:value="208.165" calcext:value-type="float">
            <text:p>208.165</text:p>
          </table:table-cell>
          <table:table-cell office:value-type="float" office:value="2007.19" calcext:value-type="float">
            <text:p>2007.19</text:p>
          </table:table-cell>
          <table:table-cell office:value-type="float" office:value="201.141" calcext:value-type="float">
            <text:p>201.141</text:p>
          </table:table-cell>
          <table:table-cell office:value-type="float" office:value="208.365" calcext:value-type="float">
            <text:p>208.365</text:p>
          </table:table-cell>
          <table:table-cell office:value-type="float" office:value="2009.12" calcext:value-type="float">
            <text:p>2009.12</text:p>
          </table:table-cell>
          <table:table-cell office:value-type="float" office:value="201.086" calcext:value-type="float">
            <text:p>201.086</text:p>
          </table:table-cell>
          <table:table-cell office:value-type="float" office:value="208.308" calcext:value-type="float">
            <text:p>208.308</text:p>
          </table:table-cell>
          <table:table-cell office:value-type="float" office:value="2008.57" calcext:value-type="float">
            <text:p>2008.57</text:p>
          </table:table-cell>
          <table:table-cell/>
          <table:table-cell office:value-type="float" office:value="339.912" calcext:value-type="float">
            <text:p>339.912</text:p>
          </table:table-cell>
          <table:table-cell office:value-type="float" office:value="-158.46" calcext:value-type="float">
            <text:p>-158.46</text:p>
          </table:table-cell>
          <table:table-cell office:value-type="float" office:value="2053.69" calcext:value-type="float">
            <text:p>2053.69</text:p>
          </table:table-cell>
          <table:table-cell office:value-type="float" office:value="340.296" calcext:value-type="float">
            <text:p>340.296</text:p>
          </table:table-cell>
          <table:table-cell office:value-type="float" office:value="-158.668" calcext:value-type="float">
            <text:p>-158.668</text:p>
          </table:table-cell>
          <table:table-cell office:value-type="float" office:value="2055.99" calcext:value-type="float">
            <text:p>2055.99</text:p>
          </table:table-cell>
          <table:table-cell office:value-type="float" office:value="340.948" calcext:value-type="float">
            <text:p>340.948</text:p>
          </table:table-cell>
          <table:table-cell office:value-type="float" office:value="-158.975" calcext:value-type="float">
            <text:p>-158.975</text:p>
          </table:table-cell>
          <table:table-cell office:value-type="float" office:value="2059.83" calcext:value-type="float">
            <text:p>2059.83</text:p>
          </table:table-cell>
        </table:table-row>
        <table:table-row table:style-name="ro1">
          <table:table-cell table:number-columns-repeated="5"/>
          <table:table-cell office:value-type="float" office:value="200.921" calcext:value-type="float">
            <text:p>200.921</text:p>
          </table:table-cell>
          <table:table-cell office:value-type="float" office:value="208.137" calcext:value-type="float">
            <text:p>208.137</text:p>
          </table:table-cell>
          <table:table-cell office:value-type="float" office:value="2006.91" calcext:value-type="float">
            <text:p>2006.91</text:p>
          </table:table-cell>
          <table:table-cell office:value-type="float" office:value="201.169" calcext:value-type="float">
            <text:p>201.169</text:p>
          </table:table-cell>
          <table:table-cell office:value-type="float" office:value="208.394" calcext:value-type="float">
            <text:p>208.394</text:p>
          </table:table-cell>
          <table:table-cell office:value-type="float" office:value="2009.39" calcext:value-type="float">
            <text:p>2009.39</text:p>
          </table:table-cell>
          <table:table-cell office:value-type="float" office:value="201.142" calcext:value-type="float">
            <text:p>201.142</text:p>
          </table:table-cell>
          <table:table-cell office:value-type="float" office:value="208.365" calcext:value-type="float">
            <text:p>208.365</text:p>
          </table:table-cell>
          <table:table-cell office:value-type="float" office:value="2009.12" calcext:value-type="float">
            <text:p>2009.12</text:p>
          </table:table-cell>
          <table:table-cell/>
          <table:table-cell office:value-type="float" office:value="339.828" calcext:value-type="float">
            <text:p>339.828</text:p>
          </table:table-cell>
          <table:table-cell office:value-type="float" office:value="-158.394" calcext:value-type="float">
            <text:p>-158.394</text:p>
          </table:table-cell>
          <table:table-cell office:value-type="float" office:value="2053.16" calcext:value-type="float">
            <text:p>2053.16</text:p>
          </table:table-cell>
          <table:table-cell office:value-type="float" office:value="340.736" calcext:value-type="float">
            <text:p>340.736</text:p>
          </table:table-cell>
          <table:table-cell office:value-type="float" office:value="-158.858" calcext:value-type="float">
            <text:p>-158.858</text:p>
          </table:table-cell>
          <table:table-cell office:value-type="float" office:value="2058.64" calcext:value-type="float">
            <text:p>2058.64</text:p>
          </table:table-cell>
          <table:table-cell office:value-type="float" office:value="339.96" calcext:value-type="float">
            <text:p>339.96</text:p>
          </table:table-cell>
          <table:table-cell office:value-type="float" office:value="-158.541" calcext:value-type="float">
            <text:p>-158.541</text:p>
          </table:table-cell>
          <table:table-cell office:value-type="float" office:value="2053.77" calcext:value-type="float">
            <text:p>2053.77</text:p>
          </table:table-cell>
        </table:table-row>
        <table:table-row table:style-name="ro1">
          <table:table-cell table:number-columns-repeated="5"/>
          <table:table-cell table:style-name="ce1" office:value-type="float" office:value="200.976" calcext:value-type="float">
            <text:p>200.976</text:p>
          </table:table-cell>
          <table:table-cell office:value-type="float" office:value="208.194" calcext:value-type="float">
            <text:p>208.194</text:p>
          </table:table-cell>
          <table:table-cell office:value-type="float" office:value="2007.46" calcext:value-type="float">
            <text:p>2007.46</text:p>
          </table:table-cell>
          <table:table-cell office:value-type="float" office:value="201.141" calcext:value-type="float">
            <text:p>201.141</text:p>
          </table:table-cell>
          <table:table-cell office:value-type="float" office:value="208.365" calcext:value-type="float">
            <text:p>208.365</text:p>
          </table:table-cell>
          <table:table-cell office:value-type="float" office:value="2009.12" calcext:value-type="float">
            <text:p>2009.12</text:p>
          </table:table-cell>
          <table:table-cell office:value-type="float" office:value="201.197" calcext:value-type="float">
            <text:p>201.197</text:p>
          </table:table-cell>
          <table:table-cell office:value-type="float" office:value="208.423" calcext:value-type="float">
            <text:p>208.423</text:p>
          </table:table-cell>
          <table:table-cell office:value-type="float" office:value="2009.67" calcext:value-type="float">
            <text:p>2009.67</text:p>
          </table:table-cell>
          <table:table-cell/>
          <table:table-cell office:value-type="float" office:value="339.725" calcext:value-type="float">
            <text:p>339.725</text:p>
          </table:table-cell>
          <table:table-cell office:value-type="float" office:value="-158.384" calcext:value-type="float">
            <text:p>-158.384</text:p>
          </table:table-cell>
          <table:table-cell office:value-type="float" office:value="2052.58" calcext:value-type="float">
            <text:p>2052.58</text:p>
          </table:table-cell>
          <table:table-cell office:value-type="float" office:value="340.229" calcext:value-type="float">
            <text:p>340.229</text:p>
          </table:table-cell>
          <table:table-cell office:value-type="float" office:value="-158.617" calcext:value-type="float">
            <text:p>-158.617</text:p>
          </table:table-cell>
          <table:table-cell office:value-type="float" office:value="2055.62" calcext:value-type="float">
            <text:p>2055.62</text:p>
          </table:table-cell>
          <table:table-cell office:value-type="float" office:value="340.544" calcext:value-type="float">
            <text:p>340.544</text:p>
          </table:table-cell>
          <table:table-cell office:value-type="float" office:value="-158.778" calcext:value-type="float">
            <text:p>-158.778</text:p>
          </table:table-cell>
          <table:table-cell office:value-type="float" office:value="2057.53" calcext:value-type="float">
            <text:p>2057.53</text:p>
          </table:table-cell>
        </table:table-row>
        <table:table-row table:style-name="ro1">
          <table:table-cell table:number-columns-repeated="5"/>
          <table:table-cell table:style-name="ce1" office:value-type="float" office:value="200.81" calcext:value-type="float">
            <text:p>200.81</text:p>
          </table:table-cell>
          <table:table-cell office:value-type="float" office:value="208.022" calcext:value-type="float">
            <text:p>208.022</text:p>
          </table:table-cell>
          <table:table-cell office:value-type="float" office:value="2005.81" calcext:value-type="float">
            <text:p>2005.81</text:p>
          </table:table-cell>
          <table:table-cell office:value-type="float" office:value="201.059" calcext:value-type="float">
            <text:p>201.059</text:p>
          </table:table-cell>
          <table:table-cell office:value-type="float" office:value="208.279" calcext:value-type="float">
            <text:p>208.279</text:p>
          </table:table-cell>
          <table:table-cell office:value-type="float" office:value="2008.29" calcext:value-type="float">
            <text:p>2008.29</text:p>
          </table:table-cell>
          <table:table-cell office:value-type="float" office:value="201.142" calcext:value-type="float">
            <text:p>201.142</text:p>
          </table:table-cell>
          <table:table-cell office:value-type="float" office:value="208.365" calcext:value-type="float">
            <text:p>208.365</text:p>
          </table:table-cell>
          <table:table-cell office:value-type="float" office:value="2009.12" calcext:value-type="float">
            <text:p>2009.12</text:p>
          </table:table-cell>
          <table:table-cell/>
          <table:table-cell office:value-type="float" office:value="339.572" calcext:value-type="float">
            <text:p>339.572</text:p>
          </table:table-cell>
          <table:table-cell office:value-type="float" office:value="-158.302" calcext:value-type="float">
            <text:p>-158.302</text:p>
          </table:table-cell>
          <table:table-cell office:value-type="float" office:value="2051.54" calcext:value-type="float">
            <text:p>2051.54</text:p>
          </table:table-cell>
          <table:table-cell office:value-type="float" office:value="339.807" calcext:value-type="float">
            <text:p>339.807</text:p>
          </table:table-cell>
          <table:table-cell office:value-type="float" office:value="-158.447" calcext:value-type="float">
            <text:p>-158.447</text:p>
          </table:table-cell>
          <table:table-cell office:value-type="float" office:value="2053.02" calcext:value-type="float">
            <text:p>2053.02</text:p>
          </table:table-cell>
          <table:table-cell office:value-type="float" office:value="340.908" calcext:value-type="float">
            <text:p>340.908</text:p>
          </table:table-cell>
          <table:table-cell office:value-type="float" office:value="-158.981" calcext:value-type="float">
            <text:p>-158.981</text:p>
          </table:table-cell>
          <table:table-cell office:value-type="float" office:value="2059.65" calcext:value-type="float">
            <text:p>2059.65</text:p>
          </table:table-cell>
        </table:table-row>
        <table:table-row table:style-name="ro1">
          <table:table-cell table:number-columns-repeated="5"/>
          <table:table-cell office:value-type="float" office:value="200.865" calcext:value-type="float">
            <text:p>200.865</text:p>
          </table:table-cell>
          <table:table-cell office:value-type="float" office:value="208.079" calcext:value-type="float">
            <text:p>208.079</text:p>
          </table:table-cell>
          <table:table-cell office:value-type="float" office:value="2006.36" calcext:value-type="float">
            <text:p>2006.36</text:p>
          </table:table-cell>
          <table:table-cell office:value-type="float" office:value="201.059" calcext:value-type="float">
            <text:p>201.059</text:p>
          </table:table-cell>
          <table:table-cell office:value-type="float" office:value="208.279" calcext:value-type="float">
            <text:p>208.279</text:p>
          </table:table-cell>
          <table:table-cell office:value-type="float" office:value="2008.29" calcext:value-type="float">
            <text:p>2008.29</text:p>
          </table:table-cell>
          <table:table-cell office:value-type="float" office:value="201.169" calcext:value-type="float">
            <text:p>201.169</text:p>
          </table:table-cell>
          <table:table-cell office:value-type="float" office:value="208.394" calcext:value-type="float">
            <text:p>208.394</text:p>
          </table:table-cell>
          <table:table-cell office:value-type="float" office:value="2009.39" calcext:value-type="float">
            <text:p>2009.39</text:p>
          </table:table-cell>
          <table:table-cell/>
          <table:table-cell office:value-type="float" office:value="339.675" calcext:value-type="float">
            <text:p>339.675</text:p>
          </table:table-cell>
          <table:table-cell office:value-type="float" office:value="-158.329" calcext:value-type="float">
            <text:p>-158.329</text:p>
          </table:table-cell>
          <table:table-cell office:value-type="float" office:value="2052.19" calcext:value-type="float">
            <text:p>2052.19</text:p>
          </table:table-cell>
          <table:table-cell office:value-type="float" office:value="339.872" calcext:value-type="float">
            <text:p>339.872</text:p>
          </table:table-cell>
          <table:table-cell office:value-type="float" office:value="-158.543" calcext:value-type="float">
            <text:p>-158.543</text:p>
          </table:table-cell>
          <table:table-cell office:value-type="float" office:value="2053.38" calcext:value-type="float">
            <text:p>2053.38</text:p>
          </table:table-cell>
          <table:table-cell office:value-type="float" office:value="341.434" calcext:value-type="float">
            <text:p>341.434</text:p>
          </table:table-cell>
          <table:table-cell office:value-type="float" office:value="-159.206" calcext:value-type="float">
            <text:p>-159.20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float" office:value="2990" calcext:value-type="float">
            <text:p>2990</text:p>
          </table:table-cell>
          <table:table-cell office:value-type="float" office:value="172.891" calcext:value-type="float">
            <text:p>172.891</text:p>
          </table:table-cell>
          <table:table-cell office:value-type="float" office:value="209.45" calcext:value-type="float">
            <text:p>209.45</text:p>
          </table:table-cell>
          <table:table-cell office:value-type="float" office:value="2976.21" calcext:value-type="float">
            <text:p>2976.21</text:p>
          </table:table-cell>
          <table:table-cell office:value-type="float" office:value="172.504" calcext:value-type="float">
            <text:p>172.504</text:p>
          </table:table-cell>
          <table:table-cell office:value-type="float" office:value="208.98" calcext:value-type="float">
            <text:p>208.98</text:p>
          </table:table-cell>
          <table:table-cell office:value-type="float" office:value="2969.54" calcext:value-type="float">
            <text:p>2969.54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209.067" calcext:value-type="float">
            <text:p>209.067</text:p>
          </table:table-cell>
          <table:table-cell office:value-type="float" office:value="2970.78" calcext:value-type="float">
            <text:p>2970.78</text:p>
          </table:table-cell>
          <table:table-cell/>
          <table:table-cell office:value-type="float" office:value="340.635" calcext:value-type="float">
            <text:p>340.635</text:p>
          </table:table-cell>
          <table:table-cell office:value-type="float" office:value="-141.107" calcext:value-type="float">
            <text:p>-141.107</text:p>
          </table:table-cell>
          <table:table-cell office:value-type="float" office:value="3065.08" calcext:value-type="float">
            <text:p>3065.08</text:p>
          </table:table-cell>
          <table:table-cell office:value-type="float" office:value="343.236" calcext:value-type="float">
            <text:p>343.236</text:p>
          </table:table-cell>
          <table:table-cell office:value-type="float" office:value="-142.232" calcext:value-type="float">
            <text:p>-142.232</text:p>
          </table:table-cell>
          <table:table-cell office:value-type="float" office:value="3088.7" calcext:value-type="float">
            <text:p>3088.7</text:p>
          </table:table-cell>
          <table:table-cell office:value-type="float" office:value="342.347" calcext:value-type="float">
            <text:p>342.347</text:p>
          </table:table-cell>
          <table:table-cell office:value-type="float" office:value="-141.846" calcext:value-type="float">
            <text:p>-141.846</text:p>
          </table:table-cell>
          <table:table-cell office:value-type="float" office:value="3080.36" calcext:value-type="float">
            <text:p>3080.36</text:p>
          </table:table-cell>
        </table:table-row>
        <table:table-row table:style-name="ro1">
          <table:table-cell table:number-columns-repeated="5"/>
          <table:table-cell office:value-type="float" office:value="173.032" calcext:value-type="float">
            <text:p>173.032</text:p>
          </table:table-cell>
          <table:table-cell office:value-type="float" office:value="209.62" calcext:value-type="float">
            <text:p>209.62</text:p>
          </table:table-cell>
          <table:table-cell office:value-type="float" office:value="2978.64" calcext:value-type="float">
            <text:p>2978.64</text:p>
          </table:table-cell>
          <table:table-cell office:value-type="float" office:value="172.609" calcext:value-type="float">
            <text:p>172.609</text:p>
          </table:table-cell>
          <table:table-cell office:value-type="float" office:value="209.108" calcext:value-type="float">
            <text:p>209.108</text:p>
          </table:table-cell>
          <table:table-cell office:value-type="float" office:value="2971.36" calcext:value-type="float">
            <text:p>2971.36</text:p>
          </table:table-cell>
          <table:table-cell office:value-type="float" office:value="172.538" calcext:value-type="float">
            <text:p>172.538</text:p>
          </table:table-cell>
          <table:table-cell office:value-type="float" office:value="209.022" calcext:value-type="float">
            <text:p>209.022</text:p>
          </table:table-cell>
          <table:table-cell office:value-type="float" office:value="2970.14" calcext:value-type="float">
            <text:p>2970.14</text:p>
          </table:table-cell>
          <table:table-cell/>
          <table:table-cell office:value-type="float" office:value="340.346" calcext:value-type="float">
            <text:p>340.346</text:p>
          </table:table-cell>
          <table:table-cell office:value-type="float" office:value="-140.916" calcext:value-type="float">
            <text:p>-140.916</text:p>
          </table:table-cell>
          <table:table-cell office:value-type="float" office:value="3062.79" calcext:value-type="float">
            <text:p>3062.79</text:p>
          </table:table-cell>
          <table:table-cell office:value-type="float" office:value="342.89" calcext:value-type="float">
            <text:p>342.89</text:p>
          </table:table-cell>
          <table:table-cell office:value-type="float" office:value="-142.093" calcext:value-type="float">
            <text:p>-142.093</text:p>
          </table:table-cell>
          <table:table-cell office:value-type="float" office:value="3085.74" calcext:value-type="float">
            <text:p>3085.74</text:p>
          </table:table-cell>
          <table:table-cell office:value-type="float" office:value="341.578" calcext:value-type="float">
            <text:p>341.578</text:p>
          </table:table-cell>
          <table:table-cell office:value-type="float" office:value="-141.58" calcext:value-type="float">
            <text:p>-141.58</text:p>
          </table:table-cell>
          <table:table-cell office:value-type="float" office:value="3073.6" calcext:value-type="float">
            <text:p>3073.6</text:p>
          </table:table-cell>
        </table:table-row>
        <table:table-row table:style-name="ro1">
          <table:table-cell table:number-columns-repeated="5"/>
          <table:table-cell office:value-type="float" office:value="172.961" calcext:value-type="float">
            <text:p>172.961</text:p>
          </table:table-cell>
          <table:table-cell office:value-type="float" office:value="209.534" calcext:value-type="float">
            <text:p>209.534</text:p>
          </table:table-cell>
          <table:table-cell office:value-type="float" office:value="2977.42" calcext:value-type="float">
            <text:p>2977.42</text:p>
          </table:table-cell>
          <table:table-cell office:value-type="float" office:value="172.679" calcext:value-type="float">
            <text:p>172.679</text:p>
          </table:table-cell>
          <table:table-cell office:value-type="float" office:value="209.193" calcext:value-type="float">
            <text:p>209.193</text:p>
          </table:table-cell>
          <table:table-cell office:value-type="float" office:value="2972.57" calcext:value-type="float">
            <text:p>2972.57</text:p>
          </table:table-cell>
          <table:table-cell office:value-type="float" office:value="172.469" calcext:value-type="float">
            <text:p>172.469</text:p>
          </table:table-cell>
          <table:table-cell office:value-type="float" office:value="208.938" calcext:value-type="float">
            <text:p>208.938</text:p>
          </table:table-cell>
          <table:table-cell office:value-type="float" office:value="2968.94" calcext:value-type="float">
            <text:p>2968.94</text:p>
          </table:table-cell>
          <table:table-cell/>
          <table:table-cell office:value-type="float" office:value="340.854" calcext:value-type="float">
            <text:p>340.854</text:p>
          </table:table-cell>
          <table:table-cell office:value-type="float" office:value="-141.137" calcext:value-type="float">
            <text:p>-141.137</text:p>
          </table:table-cell>
          <table:table-cell office:value-type="float" office:value="3067.16" calcext:value-type="float">
            <text:p>3067.16</text:p>
          </table:table-cell>
          <table:table-cell office:value-type="float" office:value="342.832" calcext:value-type="float">
            <text:p>342.832</text:p>
          </table:table-cell>
          <table:table-cell office:value-type="float" office:value="-142.039" calcext:value-type="float">
            <text:p>-142.039</text:p>
          </table:table-cell>
          <table:table-cell office:value-type="float" office:value="3085.01" calcext:value-type="float">
            <text:p>3085.01</text:p>
          </table:table-cell>
          <table:table-cell office:value-type="float" office:value="341.324" calcext:value-type="float">
            <text:p>341.324</text:p>
          </table:table-cell>
          <table:table-cell office:value-type="float" office:value="-141.485" calcext:value-type="float">
            <text:p>-141.485</text:p>
          </table:table-cell>
          <table:table-cell office:value-type="float" office:value="3071.33" calcext:value-type="float">
            <text:p>3071.33</text:p>
          </table:table-cell>
        </table:table-row>
        <table:table-row table:style-name="ro1">
          <table:table-cell table:number-columns-repeated="5"/>
          <table:table-cell office:value-type="float" office:value="172.961" calcext:value-type="float">
            <text:p>172.961</text:p>
          </table:table-cell>
          <table:table-cell office:value-type="float" office:value="209.534" calcext:value-type="float">
            <text:p>209.534</text:p>
          </table:table-cell>
          <table:table-cell office:value-type="float" office:value="2977.42" calcext:value-type="float">
            <text:p>2977.42</text:p>
          </table:table-cell>
          <table:table-cell office:value-type="float" office:value="172.538" calcext:value-type="float">
            <text:p>172.538</text:p>
          </table:table-cell>
          <table:table-cell office:value-type="float" office:value="209.022" calcext:value-type="float">
            <text:p>209.022</text:p>
          </table:table-cell>
          <table:table-cell office:value-type="float" office:value="2970.14" calcext:value-type="float">
            <text:p>2970.14</text:p>
          </table:table-cell>
          <table:table-cell office:value-type="float" office:value="172.504" calcext:value-type="float">
            <text:p>172.504</text:p>
          </table:table-cell>
          <table:table-cell office:value-type="float" office:value="208.981" calcext:value-type="float">
            <text:p>208.981</text:p>
          </table:table-cell>
          <table:table-cell office:value-type="float" office:value="2969.56" calcext:value-type="float">
            <text:p>2969.56</text:p>
          </table:table-cell>
          <table:table-cell/>
          <table:table-cell office:value-type="float" office:value="340.061" calcext:value-type="float">
            <text:p>340.061</text:p>
          </table:table-cell>
          <table:table-cell office:value-type="float" office:value="-140.866" calcext:value-type="float">
            <text:p>-140.866</text:p>
          </table:table-cell>
          <table:table-cell office:value-type="float" office:value="3059.55" calcext:value-type="float">
            <text:p>3059.55</text:p>
          </table:table-cell>
          <table:table-cell office:value-type="float" office:value="343.195" calcext:value-type="float">
            <text:p>343.195</text:p>
          </table:table-cell>
          <table:table-cell office:value-type="float" office:value="-142.194" calcext:value-type="float">
            <text:p>-142.194</text:p>
          </table:table-cell>
          <table:table-cell office:value-type="float" office:value="3088.27" calcext:value-type="float">
            <text:p>3088.27</text:p>
          </table:table-cell>
          <table:table-cell office:value-type="float" office:value="342.177" calcext:value-type="float">
            <text:p>342.177</text:p>
          </table:table-cell>
          <table:table-cell office:value-type="float" office:value="-141.778" calcext:value-type="float">
            <text:p>-141.778</text:p>
          </table:table-cell>
          <table:table-cell office:value-type="float" office:value="3078.9" calcext:value-type="float">
            <text:p>3078.9</text:p>
          </table:table-cell>
        </table:table-row>
        <table:table-row table:style-name="ro1">
          <table:table-cell table:number-columns-repeated="5"/>
          <table:table-cell office:value-type="float" office:value="173.173" calcext:value-type="float">
            <text:p>173.173</text:p>
          </table:table-cell>
          <table:table-cell office:value-type="float" office:value="209.791" calcext:value-type="float">
            <text:p>209.791</text:p>
          </table:table-cell>
          <table:table-cell office:value-type="float" office:value="2981.07" calcext:value-type="float">
            <text:p>2981.07</text:p>
          </table:table-cell>
          <table:table-cell office:value-type="float" office:value="172.538" calcext:value-type="float">
            <text:p>172.538</text:p>
          </table:table-cell>
          <table:table-cell office:value-type="float" office:value="209.022" calcext:value-type="float">
            <text:p>209.022</text:p>
          </table:table-cell>
          <table:table-cell office:value-type="float" office:value="2970.14" calcext:value-type="float">
            <text:p>2970.14</text:p>
          </table:table-cell>
          <table:table-cell office:value-type="float" office:value="172.538" calcext:value-type="float">
            <text:p>172.538</text:p>
          </table:table-cell>
          <table:table-cell office:value-type="float" office:value="209.022" calcext:value-type="float">
            <text:p>209.022</text:p>
          </table:table-cell>
          <table:table-cell office:value-type="float" office:value="2970.14" calcext:value-type="float">
            <text:p>2970.14</text:p>
          </table:table-cell>
          <table:table-cell/>
          <table:table-cell office:value-type="float" office:value="340.044" calcext:value-type="float">
            <text:p>340.044</text:p>
          </table:table-cell>
          <table:table-cell office:value-type="float" office:value="-140.86" calcext:value-type="float">
            <text:p>-140.86</text:p>
          </table:table-cell>
          <table:table-cell office:value-type="float" office:value="3059.46" calcext:value-type="float">
            <text:p>3059.46</text:p>
          </table:table-cell>
          <table:table-cell office:value-type="float" office:value="343.197" calcext:value-type="float">
            <text:p>343.197</text:p>
          </table:table-cell>
          <table:table-cell office:value-type="float" office:value="-142.201" calcext:value-type="float">
            <text:p>-142.201</text:p>
          </table:table-cell>
          <table:table-cell office:value-type="float" office:value="3088.28" calcext:value-type="float">
            <text:p>3088.28</text:p>
          </table:table-cell>
          <table:table-cell office:value-type="float" office:value="342.407" calcext:value-type="float">
            <text:p>342.407</text:p>
          </table:table-cell>
          <table:table-cell office:value-type="float" office:value="-141.886" calcext:value-type="float">
            <text:p>-141.886</text:p>
          </table:table-cell>
          <table:table-cell office:value-type="float" office:value="3081.04" calcext:value-type="float">
            <text:p>3081.04</text:p>
          </table:table-cell>
        </table:table-row>
        <table:table-row table:style-name="ro1">
          <table:table-cell table:number-columns-repeated="5"/>
          <table:table-cell office:value-type="float" office:value="173.209" calcext:value-type="float">
            <text:p>173.209</text:p>
          </table:table-cell>
          <table:table-cell office:value-type="float" office:value="209.834" calcext:value-type="float">
            <text:p>209.834</text:p>
          </table:table-cell>
          <table:table-cell office:value-type="float" office:value="2981.68" calcext:value-type="float">
            <text:p>2981.68</text:p>
          </table:table-cell>
          <table:table-cell office:value-type="float" office:value="172.679" calcext:value-type="float">
            <text:p>172.679</text:p>
          </table:table-cell>
          <table:table-cell office:value-type="float" office:value="209.193" calcext:value-type="float">
            <text:p>209.193</text:p>
          </table:table-cell>
          <table:table-cell office:value-type="float" office:value="2972.57" calcext:value-type="float">
            <text:p>2972.57</text:p>
          </table:table-cell>
          <table:table-cell office:value-type="float" office:value="172.398" calcext:value-type="float">
            <text:p>172.398</text:p>
          </table:table-cell>
          <table:table-cell office:value-type="float" office:value="208.852" calcext:value-type="float">
            <text:p>208.852</text:p>
          </table:table-cell>
          <table:table-cell office:value-type="float" office:value="2967.72" calcext:value-type="float">
            <text:p>2967.72</text:p>
          </table:table-cell>
          <table:table-cell/>
          <table:table-cell office:value-type="float" office:value="341.017" calcext:value-type="float">
            <text:p>341.017</text:p>
          </table:table-cell>
          <table:table-cell office:value-type="float" office:value="-141.24" calcext:value-type="float">
            <text:p>-141.24</text:p>
          </table:table-cell>
          <table:table-cell office:value-type="float" office:value="3068.1" calcext:value-type="float">
            <text:p>3068.1</text:p>
          </table:table-cell>
          <table:table-cell office:value-type="float" office:value="343.441" calcext:value-type="float">
            <text:p>343.441</text:p>
          </table:table-cell>
          <table:table-cell office:value-type="float" office:value="-142.284" calcext:value-type="float">
            <text:p>-142.284</text:p>
          </table:table-cell>
          <table:table-cell office:value-type="float" office:value="3090.55" calcext:value-type="float">
            <text:p>3090.55</text:p>
          </table:table-cell>
          <table:table-cell office:value-type="float" office:value="343.582" calcext:value-type="float">
            <text:p>343.582</text:p>
          </table:table-cell>
          <table:table-cell office:value-type="float" office:value="-142.353" calcext:value-type="float">
            <text:p>-142.353</text:p>
          </table:table-cell>
          <table:table-cell office:value-type="float" office:value="3091.54" calcext:value-type="float">
            <text:p>3091.54</text:p>
          </table:table-cell>
        </table:table-row>
        <table:table-row table:style-name="ro1">
          <table:table-cell table:number-columns-repeated="5"/>
          <table:table-cell office:value-type="float" office:value="173.173" calcext:value-type="float">
            <text:p>173.173</text:p>
          </table:table-cell>
          <table:table-cell office:value-type="float" office:value="209.791" calcext:value-type="float">
            <text:p>209.791</text:p>
          </table:table-cell>
          <table:table-cell office:value-type="float" office:value="2981.07" calcext:value-type="float">
            <text:p>2981.07</text:p>
          </table:table-cell>
          <table:table-cell office:value-type="float" office:value="172.679" calcext:value-type="float">
            <text:p>172.679</text:p>
          </table:table-cell>
          <table:table-cell office:value-type="float" office:value="209.193" calcext:value-type="float">
            <text:p>209.193</text:p>
          </table:table-cell>
          <table:table-cell office:value-type="float" office:value="2972.57" calcext:value-type="float">
            <text:p>2972.57</text:p>
          </table:table-cell>
          <table:table-cell office:value-type="float" office:value="172.504" calcext:value-type="float">
            <text:p>172.504</text:p>
          </table:table-cell>
          <table:table-cell office:value-type="float" office:value="208.98" calcext:value-type="float">
            <text:p>208.98</text:p>
          </table:table-cell>
          <table:table-cell office:value-type="float" office:value="2969.54" calcext:value-type="float">
            <text:p>2969.54</text:p>
          </table:table-cell>
          <table:table-cell/>
          <table:table-cell office:value-type="float" office:value="340.172" calcext:value-type="float">
            <text:p>340.172</text:p>
          </table:table-cell>
          <table:table-cell office:value-type="float" office:value="-140.92" calcext:value-type="float">
            <text:p>-140.92</text:p>
          </table:table-cell>
          <table:table-cell office:value-type="float" office:value="3060.34" calcext:value-type="float">
            <text:p>3060.34</text:p>
          </table:table-cell>
          <table:table-cell office:value-type="float" office:value="343.433" calcext:value-type="float">
            <text:p>343.433</text:p>
          </table:table-cell>
          <table:table-cell office:value-type="float" office:value="-142.302" calcext:value-type="float">
            <text:p>-142.302</text:p>
          </table:table-cell>
          <table:table-cell office:value-type="float" office:value="3090.46" calcext:value-type="float">
            <text:p>3090.46</text:p>
          </table:table-cell>
          <table:table-cell office:value-type="float" office:value="343.088" calcext:value-type="float">
            <text:p>343.088</text:p>
          </table:table-cell>
          <table:table-cell office:value-type="float" office:value="-142.121" calcext:value-type="float">
            <text:p>-142.121</text:p>
          </table:table-cell>
          <table:table-cell office:value-type="float" office:value="3087.09" calcext:value-type="float">
            <text:p>3087.09</text:p>
          </table:table-cell>
        </table:table-row>
        <table:table-row table:style-name="ro1">
          <table:table-cell table:number-columns-repeated="5"/>
          <table:table-cell office:value-type="float" office:value="173.173" calcext:value-type="float">
            <text:p>173.173</text:p>
          </table:table-cell>
          <table:table-cell office:value-type="float" office:value="209.79" calcext:value-type="float">
            <text:p>209.79</text:p>
          </table:table-cell>
          <table:table-cell office:value-type="float" office:value="2981.06" calcext:value-type="float">
            <text:p>2981.06</text:p>
          </table:table-cell>
          <table:table-cell office:value-type="float" office:value="172.609" calcext:value-type="float">
            <text:p>172.609</text:p>
          </table:table-cell>
          <table:table-cell office:value-type="float" office:value="209.107" calcext:value-type="float">
            <text:p>209.107</text:p>
          </table:table-cell>
          <table:table-cell office:value-type="float" office:value="2971.35" calcext:value-type="float">
            <text:p>2971.35</text:p>
          </table:table-cell>
          <table:table-cell office:value-type="float" office:value="172.645" calcext:value-type="float">
            <text:p>172.645</text:p>
          </table:table-cell>
          <table:table-cell office:value-type="float" office:value="209.151" calcext:value-type="float">
            <text:p>209.151</text:p>
          </table:table-cell>
          <table:table-cell office:value-type="float" office:value="2971.97" calcext:value-type="float">
            <text:p>2971.97</text:p>
          </table:table-cell>
          <table:table-cell/>
          <table:table-cell office:value-type="float" office:value="337.771" calcext:value-type="float">
            <text:p>337.771</text:p>
          </table:table-cell>
          <table:table-cell office:value-type="float" office:value="-139.881" calcext:value-type="float">
            <text:p>-139.881</text:p>
          </table:table-cell>
          <table:table-cell office:value-type="float" office:value="3039.29" calcext:value-type="float">
            <text:p>3039.29</text:p>
          </table:table-cell>
          <table:table-cell office:value-type="float" office:value="342.925" calcext:value-type="float">
            <text:p>342.925</text:p>
          </table:table-cell>
          <table:table-cell office:value-type="float" office:value="-142.099" calcext:value-type="float">
            <text:p>-142.099</text:p>
          </table:table-cell>
          <table:table-cell office:value-type="float" office:value="3085.78" calcext:value-type="float">
            <text:p>3085.78</text:p>
          </table:table-cell>
          <table:table-cell office:value-type="float" office:value="343.013" calcext:value-type="float">
            <text:p>343.013</text:p>
          </table:table-cell>
          <table:table-cell office:value-type="float" office:value="-142.087" calcext:value-type="float">
            <text:p>-142.087</text:p>
          </table:table-cell>
          <table:table-cell office:value-type="float" office:value="3086.66" calcext:value-type="float">
            <text:p>3086.66</text:p>
          </table:table-cell>
        </table:table-row>
        <table:table-row table:style-name="ro1">
          <table:table-cell table:number-columns-repeated="5"/>
          <table:table-cell office:value-type="float" office:value="173.244" calcext:value-type="float">
            <text:p>173.244</text:p>
          </table:table-cell>
          <table:table-cell office:value-type="float" office:value="209.877" calcext:value-type="float">
            <text:p>209.877</text:p>
          </table:table-cell>
          <table:table-cell office:value-type="float" office:value="2982.29" calcext:value-type="float">
            <text:p>2982.29</text:p>
          </table:table-cell>
          <table:table-cell office:value-type="float" office:value="172.538" calcext:value-type="float">
            <text:p>172.538</text:p>
          </table:table-cell>
          <table:table-cell office:value-type="float" office:value="209.022" calcext:value-type="float">
            <text:p>209.022</text:p>
          </table:table-cell>
          <table:table-cell office:value-type="float" office:value="2970.14" calcext:value-type="float">
            <text:p>2970.14</text:p>
          </table:table-cell>
          <table:table-cell office:value-type="float" office:value="172.468" calcext:value-type="float">
            <text:p>172.468</text:p>
          </table:table-cell>
          <table:table-cell office:value-type="float" office:value="208.937" calcext:value-type="float">
            <text:p>208.937</text:p>
          </table:table-cell>
          <table:table-cell office:value-type="float" office:value="2968.94" calcext:value-type="float">
            <text:p>2968.94</text:p>
          </table:table-cell>
          <table:table-cell/>
          <table:table-cell office:value-type="float" office:value="338.298" calcext:value-type="float">
            <text:p>338.298</text:p>
          </table:table-cell>
          <table:table-cell office:value-type="float" office:value="-140.151" calcext:value-type="float">
            <text:p>-140.151</text:p>
          </table:table-cell>
          <table:table-cell office:value-type="float" office:value="3043.98" calcext:value-type="float">
            <text:p>3043.98</text:p>
          </table:table-cell>
          <table:table-cell office:value-type="float" office:value="344.085" calcext:value-type="float">
            <text:p>344.085</text:p>
          </table:table-cell>
          <table:table-cell office:value-type="float" office:value="-142.537" calcext:value-type="float">
            <text:p>-142.537</text:p>
          </table:table-cell>
          <table:table-cell office:value-type="float" office:value="3096.28" calcext:value-type="float">
            <text:p>3096.28</text:p>
          </table:table-cell>
          <table:table-cell office:value-type="float" office:value="343.459" calcext:value-type="float">
            <text:p>343.459</text:p>
          </table:table-cell>
          <table:table-cell office:value-type="float" office:value="-142.294" calcext:value-type="float">
            <text:p>-142.294</text:p>
          </table:table-cell>
          <table:table-cell office:value-type="float" office:value="3090.57" calcext:value-type="float">
            <text:p>3090.57</text:p>
          </table:table-cell>
        </table:table-row>
        <table:table-row table:style-name="ro1">
          <table:table-cell table:number-columns-repeated="5"/>
          <table:table-cell office:value-type="float" office:value="173.244" calcext:value-type="float">
            <text:p>173.244</text:p>
          </table:table-cell>
          <table:table-cell office:value-type="float" office:value="209.877" calcext:value-type="float">
            <text:p>209.877</text:p>
          </table:table-cell>
          <table:table-cell office:value-type="float" office:value="2982.29" calcext:value-type="float">
            <text:p>2982.29</text:p>
          </table:table-cell>
          <table:table-cell office:value-type="float" office:value="172.538" calcext:value-type="float">
            <text:p>172.538</text:p>
          </table:table-cell>
          <table:table-cell office:value-type="float" office:value="209.022" calcext:value-type="float">
            <text:p>209.022</text:p>
          </table:table-cell>
          <table:table-cell office:value-type="float" office:value="2970.14" calcext:value-type="float">
            <text:p>2970.14</text:p>
          </table:table-cell>
          <table:table-cell office:value-type="float" office:value="172.433" calcext:value-type="float">
            <text:p>172.433</text:p>
          </table:table-cell>
          <table:table-cell office:value-type="float" office:value="208.895" calcext:value-type="float">
            <text:p>208.895</text:p>
          </table:table-cell>
          <table:table-cell office:value-type="float" office:value="2968.33" calcext:value-type="float">
            <text:p>2968.33</text:p>
          </table:table-cell>
          <table:table-cell/>
          <table:table-cell office:value-type="float" office:value="340.364" calcext:value-type="float">
            <text:p>340.364</text:p>
          </table:table-cell>
          <table:table-cell office:value-type="float" office:value="-140.986" calcext:value-type="float">
            <text:p>-140.986</text:p>
          </table:table-cell>
          <table:table-cell office:value-type="float" office:value="3062.09" calcext:value-type="float">
            <text:p>3062.09</text:p>
          </table:table-cell>
          <table:table-cell office:value-type="float" office:value="343.605" calcext:value-type="float">
            <text:p>343.605</text:p>
          </table:table-cell>
          <table:table-cell office:value-type="float" office:value="-142.323" calcext:value-type="float">
            <text:p>-142.323</text:p>
          </table:table-cell>
          <table:table-cell office:value-type="float" office:value="3091.97" calcext:value-type="float">
            <text:p>3091.97</text:p>
          </table:table-cell>
          <table:table-cell office:value-type="float" office:value="342.838" calcext:value-type="float">
            <text:p>342.838</text:p>
          </table:table-cell>
          <table:table-cell office:value-type="float" office:value="-142.033" calcext:value-type="float">
            <text:p>-142.033</text:p>
          </table:table-cell>
          <table:table-cell office:value-type="float" office:value="3084.9" calcext:value-type="float">
            <text:p>3084.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float" office:value="3962" calcext:value-type="float">
            <text:p>3962</text:p>
          </table:table-cell>
          <table:table-cell office:value-type="float" office:value="179.12" calcext:value-type="float">
            <text:p>179.12</text:p>
          </table:table-cell>
          <table:table-cell office:value-type="float" office:value="213.717" calcext:value-type="float">
            <text:p>213.717</text:p>
          </table:table-cell>
          <table:table-cell office:value-type="float" office:value="4025.6" calcext:value-type="float">
            <text:p>4025.6</text:p>
          </table:table-cell>
          <table:table-cell office:value-type="float" office:value="177.599" calcext:value-type="float">
            <text:p>177.599</text:p>
          </table:table-cell>
          <table:table-cell office:value-type="float" office:value="211.902" calcext:value-type="float">
            <text:p>211.902</text:p>
          </table:table-cell>
          <table:table-cell office:value-type="float" office:value="3991.41" calcext:value-type="float">
            <text:p>3991.41</text:p>
          </table:table-cell>
          <table:table-cell office:value-type="float" office:value="177.117" calcext:value-type="float">
            <text:p>177.117</text:p>
          </table:table-cell>
          <table:table-cell office:value-type="float" office:value="211.327" calcext:value-type="float">
            <text:p>211.327</text:p>
          </table:table-cell>
          <table:table-cell office:value-type="float" office:value="3980.58" calcext:value-type="float">
            <text:p>3980.58</text:p>
          </table:table-cell>
          <table:table-cell/>
          <table:table-cell office:value-type="float" office:value="367.722" calcext:value-type="float">
            <text:p>367.722</text:p>
          </table:table-cell>
          <table:table-cell office:value-type="float" office:value="-116.748" calcext:value-type="float">
            <text:p>-116.748</text:p>
          </table:table-cell>
          <table:table-cell office:value-type="float" office:value="4261.4" calcext:value-type="float">
            <text:p>4261.4</text:p>
          </table:table-cell>
          <table:table-cell office:value-type="float" office:value="357.506" calcext:value-type="float">
            <text:p>357.506</text:p>
          </table:table-cell>
          <table:table-cell office:value-type="float" office:value="-113.471" calcext:value-type="float">
            <text:p>-113.471</text:p>
          </table:table-cell>
          <table:table-cell office:value-type="float" office:value="4142.79" calcext:value-type="float">
            <text:p>4142.79</text:p>
          </table:table-cell>
          <table:table-cell office:value-type="float" office:value="355.149" calcext:value-type="float">
            <text:p>355.149</text:p>
          </table:table-cell>
          <table:table-cell office:value-type="float" office:value="-112.811" calcext:value-type="float">
            <text:p>-112.811</text:p>
          </table:table-cell>
          <table:table-cell office:value-type="float" office:value="4116.6" calcext:value-type="float">
            <text:p>4116.6</text:p>
          </table:table-cell>
        </table:table-row>
        <table:table-row table:style-name="ro1">
          <table:table-cell table:number-columns-repeated="5"/>
          <table:table-cell office:value-type="float" office:value="178.629" calcext:value-type="float">
            <text:p>178.629</text:p>
          </table:table-cell>
          <table:table-cell office:value-type="float" office:value="213.131" calcext:value-type="float">
            <text:p>213.131</text:p>
          </table:table-cell>
          <table:table-cell office:value-type="float" office:value="4014.56" calcext:value-type="float">
            <text:p>4014.56</text:p>
          </table:table-cell>
          <table:table-cell office:value-type="float" office:value="177.797" calcext:value-type="float">
            <text:p>177.797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3995.87" calcext:value-type="float">
            <text:p>3995.87</text:p>
          </table:table-cell>
          <table:table-cell office:value-type="float" office:value="177.021" calcext:value-type="float">
            <text:p>177.021</text:p>
          </table:table-cell>
          <table:table-cell office:value-type="float" office:value="211.213" calcext:value-type="float">
            <text:p>211.213</text:p>
          </table:table-cell>
          <table:table-cell office:value-type="float" office:value="3978.42" calcext:value-type="float">
            <text:p>3978.42</text:p>
          </table:table-cell>
          <table:table-cell/>
          <table:table-cell office:value-type="float" office:value="367.38" calcext:value-type="float">
            <text:p>367.38</text:p>
          </table:table-cell>
          <table:table-cell office:value-type="float" office:value="-116.659" calcext:value-type="float">
            <text:p>-116.659</text:p>
          </table:table-cell>
          <table:table-cell office:value-type="float" office:value="4257.33" calcext:value-type="float">
            <text:p>4257.33</text:p>
          </table:table-cell>
          <table:table-cell office:value-type="float" office:value="355.274" calcext:value-type="float">
            <text:p>355.274</text:p>
          </table:table-cell>
          <table:table-cell office:value-type="float" office:value="-112.802" calcext:value-type="float">
            <text:p>-112.802</text:p>
          </table:table-cell>
          <table:table-cell office:value-type="float" office:value="4117.82" calcext:value-type="float">
            <text:p>4117.82</text:p>
          </table:table-cell>
          <table:table-cell office:value-type="float" office:value="354.676" calcext:value-type="float">
            <text:p>354.676</text:p>
          </table:table-cell>
          <table:table-cell office:value-type="float" office:value="-112.649" calcext:value-type="float">
            <text:p>-112.649</text:p>
          </table:table-cell>
          <table:table-cell office:value-type="float" office:value="4111.48" calcext:value-type="float">
            <text:p>4111.48</text:p>
          </table:table-cell>
        </table:table-row>
        <table:table-row table:style-name="ro1">
          <table:table-cell table:number-columns-repeated="5"/>
          <table:table-cell office:value-type="float" office:value="178.578" calcext:value-type="float">
            <text:p>178.578</text:p>
          </table:table-cell>
          <table:table-cell office:value-type="float" office:value="213.07" calcext:value-type="float">
            <text:p>213.07</text:p>
          </table:table-cell>
          <table:table-cell office:value-type="float" office:value="4013.41" calcext:value-type="float">
            <text:p>4013.41</text:p>
          </table:table-cell>
          <table:table-cell office:value-type="float" office:value="177.508" calcext:value-type="float">
            <text:p>177.508</text:p>
          </table:table-cell>
          <table:table-cell office:value-type="float" office:value="211.794" calcext:value-type="float">
            <text:p>211.794</text:p>
          </table:table-cell>
          <table:table-cell office:value-type="float" office:value="3989.37" calcext:value-type="float">
            <text:p>3989.37</text:p>
          </table:table-cell>
          <table:table-cell office:value-type="float" office:value="177.07" calcext:value-type="float">
            <text:p>177.07</text:p>
          </table:table-cell>
          <table:table-cell office:value-type="float" office:value="211.272" calcext:value-type="float">
            <text:p>211.272</text:p>
          </table:table-cell>
          <table:table-cell office:value-type="float" office:value="3979.54" calcext:value-type="float">
            <text:p>3979.54</text:p>
          </table:table-cell>
          <table:table-cell/>
          <table:table-cell office:value-type="float" office:value="366.788" calcext:value-type="float">
            <text:p>366.788</text:p>
          </table:table-cell>
          <table:table-cell office:value-type="float" office:value="-116.476" calcext:value-type="float">
            <text:p>-116.476</text:p>
          </table:table-cell>
          <table:table-cell office:value-type="float" office:value="4250.58" calcext:value-type="float">
            <text:p>4250.58</text:p>
          </table:table-cell>
          <table:table-cell office:value-type="float" office:value="357.511" calcext:value-type="float">
            <text:p>357.511</text:p>
          </table:table-cell>
          <table:table-cell office:value-type="float" office:value="-113.496" calcext:value-type="float">
            <text:p>-113.496</text:p>
          </table:table-cell>
          <table:table-cell office:value-type="float" office:value="4143.43" calcext:value-type="float">
            <text:p>4143.43</text:p>
          </table:table-cell>
          <table:table-cell office:value-type="float" office:value="356.117" calcext:value-type="float">
            <text:p>356.117</text:p>
          </table:table-cell>
          <table:table-cell office:value-type="float" office:value="-113.048" calcext:value-type="float">
            <text:p>-113.048</text:p>
          </table:table-cell>
          <table:table-cell office:value-type="float" office:value="4127.73" calcext:value-type="float">
            <text:p>4127.73</text:p>
          </table:table-cell>
        </table:table-row>
        <table:table-row table:style-name="ro1">
          <table:table-cell table:number-columns-repeated="5"/>
          <table:table-cell office:value-type="float" office:value="179.07" calcext:value-type="float">
            <text:p>179.07</text:p>
          </table:table-cell>
          <table:table-cell office:value-type="float" office:value="213.658" calcext:value-type="float">
            <text:p>213.658</text:p>
          </table:table-cell>
          <table:table-cell office:value-type="float" office:value="4024.49" calcext:value-type="float">
            <text:p>4024.49</text:p>
          </table:table-cell>
          <table:table-cell office:value-type="float" office:value="177.506" calcext:value-type="float">
            <text:p>177.506</text:p>
          </table:table-cell>
          <table:table-cell office:value-type="float" office:value="211.791" calcext:value-type="float">
            <text:p>211.791</text:p>
          </table:table-cell>
          <table:table-cell office:value-type="float" office:value="3989.32" calcext:value-type="float">
            <text:p>3989.32</text:p>
          </table:table-cell>
          <table:table-cell office:value-type="float" office:value="177.504" calcext:value-type="float">
            <text:p>177.504</text:p>
          </table:table-cell>
          <table:table-cell office:value-type="float" office:value="211.789" calcext:value-type="float">
            <text:p>211.789</text:p>
          </table:table-cell>
          <table:table-cell office:value-type="float" office:value="3989.28" calcext:value-type="float">
            <text:p>3989.28</text:p>
          </table:table-cell>
          <table:table-cell/>
          <table:table-cell office:value-type="float" office:value="367.949" calcext:value-type="float">
            <text:p>367.949</text:p>
          </table:table-cell>
          <table:table-cell office:value-type="float" office:value="-116.838" calcext:value-type="float">
            <text:p>-116.838</text:p>
          </table:table-cell>
          <table:table-cell office:value-type="float" office:value="4264.16" calcext:value-type="float">
            <text:p>4264.16</text:p>
          </table:table-cell>
          <table:table-cell office:value-type="float" office:value="359.317" calcext:value-type="float">
            <text:p>359.317</text:p>
          </table:table-cell>
          <table:table-cell office:value-type="float" office:value="-114.031" calcext:value-type="float">
            <text:p>-114.031</text:p>
          </table:table-cell>
          <table:table-cell office:value-type="float" office:value="4163.52" calcext:value-type="float">
            <text:p>4163.52</text:p>
          </table:table-cell>
          <table:table-cell office:value-type="float" office:value="356.39" calcext:value-type="float">
            <text:p>356.39</text:p>
          </table:table-cell>
          <table:table-cell office:value-type="float" office:value="-113.184" calcext:value-type="float">
            <text:p>-113.184</text:p>
          </table:table-cell>
          <table:table-cell office:value-type="float" office:value="4130.57" calcext:value-type="float">
            <text:p>4130.57</text:p>
          </table:table-cell>
        </table:table-row>
        <table:table-row table:style-name="ro1">
          <table:table-cell table:number-columns-repeated="5"/>
          <table:table-cell office:value-type="float" office:value="178.532" calcext:value-type="float">
            <text:p>178.532</text:p>
          </table:table-cell>
          <table:table-cell office:value-type="float" office:value="213.016" calcext:value-type="float">
            <text:p>213.016</text:p>
          </table:table-cell>
          <table:table-cell office:value-type="float" office:value="4012.39" calcext:value-type="float">
            <text:p>4012.39</text:p>
          </table:table-cell>
          <table:table-cell office:value-type="float" office:value="177.848" calcext:value-type="float">
            <text:p>177.848</text:p>
          </table:table-cell>
          <table:table-cell office:value-type="float" office:value="212.199" calcext:value-type="float">
            <text:p>212.199</text:p>
          </table:table-cell>
          <table:table-cell office:value-type="float" office:value="3997.01" calcext:value-type="float">
            <text:p>3997.01</text:p>
          </table:table-cell>
          <table:table-cell office:value-type="float" office:value="177.457" calcext:value-type="float">
            <text:p>177.457</text:p>
          </table:table-cell>
          <table:table-cell office:value-type="float" office:value="211.733" calcext:value-type="float">
            <text:p>211.733</text:p>
          </table:table-cell>
          <table:table-cell office:value-type="float" office:value="3988.22" calcext:value-type="float">
            <text:p>3988.22</text:p>
          </table:table-cell>
          <table:table-cell/>
          <table:table-cell office:value-type="float" office:value="369.242" calcext:value-type="float">
            <text:p>369.242</text:p>
          </table:table-cell>
          <table:table-cell office:value-type="float" office:value="-117.247" calcext:value-type="float">
            <text:p>-117.247</text:p>
          </table:table-cell>
          <table:table-cell office:value-type="float" office:value="4279.12" calcext:value-type="float">
            <text:p>4279.12</text:p>
          </table:table-cell>
          <table:table-cell office:value-type="float" office:value="357.559" calcext:value-type="float">
            <text:p>357.559</text:p>
          </table:table-cell>
          <table:table-cell office:value-type="float" office:value="-113.533" calcext:value-type="float">
            <text:p>-113.533</text:p>
          </table:table-cell>
          <table:table-cell office:value-type="float" office:value="4143.61" calcext:value-type="float">
            <text:p>4143.61</text:p>
          </table:table-cell>
          <table:table-cell office:value-type="float" office:value="355.997" calcext:value-type="float">
            <text:p>355.997</text:p>
          </table:table-cell>
          <table:table-cell office:value-type="float" office:value="-113.04" calcext:value-type="float">
            <text:p>-113.04</text:p>
          </table:table-cell>
          <table:table-cell office:value-type="float" office:value="4126.12" calcext:value-type="float">
            <text:p>4126.12</text:p>
          </table:table-cell>
        </table:table-row>
        <table:table-row table:style-name="ro1">
          <table:table-cell table:number-columns-repeated="5"/>
          <table:table-cell office:value-type="float" office:value="178.286" calcext:value-type="float">
            <text:p>178.286</text:p>
          </table:table-cell>
          <table:table-cell office:value-type="float" office:value="212.722" calcext:value-type="float">
            <text:p>212.722</text:p>
          </table:table-cell>
          <table:table-cell office:value-type="float" office:value="4006.86" calcext:value-type="float">
            <text:p>4006.86</text:p>
          </table:table-cell>
          <table:table-cell office:value-type="float" office:value="177.989" calcext:value-type="float">
            <text:p>177.989</text:p>
          </table:table-cell>
          <table:table-cell office:value-type="float" office:value="212.367" calcext:value-type="float">
            <text:p>212.367</text:p>
          </table:table-cell>
          <table:table-cell office:value-type="float" office:value="4000.18" calcext:value-type="float">
            <text:p>4000.18</text:p>
          </table:table-cell>
          <table:table-cell office:value-type="float" office:value="177.552" calcext:value-type="float">
            <text:p>177.552</text:p>
          </table:table-cell>
          <table:table-cell office:value-type="float" office:value="211.846" calcext:value-type="float">
            <text:p>211.846</text:p>
          </table:table-cell>
          <table:table-cell office:value-type="float" office:value="3990.36" calcext:value-type="float">
            <text:p>3990.36</text:p>
          </table:table-cell>
          <table:table-cell/>
          <table:table-cell office:value-type="float" office:value="368.43" calcext:value-type="float">
            <text:p>368.43</text:p>
          </table:table-cell>
          <table:table-cell office:value-type="float" office:value="-116.976" calcext:value-type="float">
            <text:p>-116.976</text:p>
          </table:table-cell>
          <table:table-cell office:value-type="float" office:value="4269.53" calcext:value-type="float">
            <text:p>4269.53</text:p>
          </table:table-cell>
          <table:table-cell office:value-type="float" office:value="356.494" calcext:value-type="float">
            <text:p>356.494</text:p>
          </table:table-cell>
          <table:table-cell office:value-type="float" office:value="-113.228" calcext:value-type="float">
            <text:p>-113.228</text:p>
          </table:table-cell>
          <table:table-cell office:value-type="float" office:value="4131.77" calcext:value-type="float">
            <text:p>4131.77</text:p>
          </table:table-cell>
          <table:table-cell office:value-type="float" office:value="356.063" calcext:value-type="float">
            <text:p>356.063</text:p>
          </table:table-cell>
          <table:table-cell office:value-type="float" office:value="-113.037" calcext:value-type="float">
            <text:p>-113.037</text:p>
          </table:table-cell>
          <table:table-cell office:value-type="float" office:value="4126.75" calcext:value-type="float">
            <text:p>4126.75</text:p>
          </table:table-cell>
        </table:table-row>
        <table:table-row table:style-name="ro1">
          <table:table-cell table:number-columns-repeated="5"/>
          <table:table-cell office:value-type="float" office:value="178.676" calcext:value-type="float">
            <text:p>178.676</text:p>
          </table:table-cell>
          <table:table-cell office:value-type="float" office:value="213.188" calcext:value-type="float">
            <text:p>213.188</text:p>
          </table:table-cell>
          <table:table-cell office:value-type="float" office:value="4015.63" calcext:value-type="float">
            <text:p>4015.63</text:p>
          </table:table-cell>
          <table:table-cell office:value-type="float" office:value="177.55" calcext:value-type="float">
            <text:p>177.55</text:p>
          </table:table-cell>
          <table:table-cell office:value-type="float" office:value="211.844" calcext:value-type="float">
            <text:p>211.844</text:p>
          </table:table-cell>
          <table:table-cell office:value-type="float" office:value="3990.31" calcext:value-type="float">
            <text:p>3990.31</text:p>
          </table:table-cell>
          <table:table-cell office:value-type="float" office:value="177.451" calcext:value-type="float">
            <text:p>177.451</text:p>
          </table:table-cell>
          <table:table-cell office:value-type="float" office:value="211.726" calcext:value-type="float">
            <text:p>211.726</text:p>
          </table:table-cell>
          <table:table-cell office:value-type="float" office:value="3988.09" calcext:value-type="float">
            <text:p>3988.09</text:p>
          </table:table-cell>
          <table:table-cell/>
          <table:table-cell office:value-type="float" office:value="367.869" calcext:value-type="float">
            <text:p>367.869</text:p>
          </table:table-cell>
          <table:table-cell office:value-type="float" office:value="-116.79" calcext:value-type="float">
            <text:p>-116.79</text:p>
          </table:table-cell>
          <table:table-cell office:value-type="float" office:value="4263.09" calcext:value-type="float">
            <text:p>4263.09</text:p>
          </table:table-cell>
          <table:table-cell office:value-type="float" office:value="357.879" calcext:value-type="float">
            <text:p>357.879</text:p>
          </table:table-cell>
          <table:table-cell office:value-type="float" office:value="-113.62" calcext:value-type="float">
            <text:p>-113.62</text:p>
          </table:table-cell>
          <table:table-cell office:value-type="float" office:value="4147.31" calcext:value-type="float">
            <text:p>4147.31</text:p>
          </table:table-cell>
          <table:table-cell office:value-type="float" office:value="356.368" calcext:value-type="float">
            <text:p>356.368</text:p>
          </table:table-cell>
          <table:table-cell office:value-type="float" office:value="-113.101" calcext:value-type="float">
            <text:p>-113.101</text:p>
          </table:table-cell>
          <table:table-cell office:value-type="float" office:value="4130.24" calcext:value-type="float">
            <text:p>4130.24</text:p>
          </table:table-cell>
        </table:table-row>
        <table:table-row table:style-name="ro1">
          <table:table-cell table:number-columns-repeated="5"/>
          <table:table-cell office:value-type="float" office:value="178.971" calcext:value-type="float">
            <text:p>178.971</text:p>
          </table:table-cell>
          <table:table-cell office:value-type="float" office:value="213.539" calcext:value-type="float">
            <text:p>213.539</text:p>
          </table:table-cell>
          <table:table-cell office:value-type="float" office:value="4022.25" calcext:value-type="float">
            <text:p>4022.25</text:p>
          </table:table-cell>
          <table:table-cell office:value-type="float" office:value="177.502" calcext:value-type="float">
            <text:p>177.502</text:p>
          </table:table-cell>
          <table:table-cell office:value-type="float" office:value="211.786" calcext:value-type="float">
            <text:p>211.786</text:p>
          </table:table-cell>
          <table:table-cell office:value-type="float" office:value="3989.23" calcext:value-type="float">
            <text:p>3989.23</text:p>
          </table:table-cell>
          <table:table-cell office:value-type="float" office:value="177.408" calcext:value-type="float">
            <text:p>177.408</text:p>
          </table:table-cell>
          <table:table-cell office:value-type="float" office:value="211.674" calcext:value-type="float">
            <text:p>211.674</text:p>
          </table:table-cell>
          <table:table-cell office:value-type="float" office:value="3987.12" calcext:value-type="float">
            <text:p>3987.12</text:p>
          </table:table-cell>
          <table:table-cell/>
          <table:table-cell office:value-type="float" office:value="368.189" calcext:value-type="float">
            <text:p>368.189</text:p>
          </table:table-cell>
          <table:table-cell office:value-type="float" office:value="-116.941" calcext:value-type="float">
            <text:p>-116.941</text:p>
          </table:table-cell>
          <table:table-cell office:value-type="float" office:value="4267.15" calcext:value-type="float">
            <text:p>4267.15</text:p>
          </table:table-cell>
          <table:table-cell office:value-type="float" office:value="356.668" calcext:value-type="float">
            <text:p>356.668</text:p>
          </table:table-cell>
          <table:table-cell office:value-type="float" office:value="-113.287" calcext:value-type="float">
            <text:p>-113.287</text:p>
          </table:table-cell>
          <table:table-cell office:value-type="float" office:value="4133.4" calcext:value-type="float">
            <text:p>4133.4</text:p>
          </table:table-cell>
          <table:table-cell office:value-type="float" office:value="357.961" calcext:value-type="float">
            <text:p>357.961</text:p>
          </table:table-cell>
          <table:table-cell office:value-type="float" office:value="-113.636" calcext:value-type="float">
            <text:p>-113.636</text:p>
          </table:table-cell>
          <table:table-cell office:value-type="float" office:value="4148.43" calcext:value-type="float">
            <text:p>4148.43</text:p>
          </table:table-cell>
        </table:table-row>
        <table:table-row table:style-name="ro1">
          <table:table-cell table:number-columns-repeated="5"/>
          <table:table-cell office:value-type="float" office:value="178.433" calcext:value-type="float">
            <text:p>178.433</text:p>
          </table:table-cell>
          <table:table-cell office:value-type="float" office:value="212.897" calcext:value-type="float">
            <text:p>212.897</text:p>
          </table:table-cell>
          <table:table-cell office:value-type="float" office:value="4010.15" calcext:value-type="float">
            <text:p>4010.15</text:p>
          </table:table-cell>
          <table:table-cell office:value-type="float" office:value="177.893" calcext:value-type="float">
            <text:p>177.893</text:p>
          </table:table-cell>
          <table:table-cell office:value-type="float" office:value="212.253" calcext:value-type="float">
            <text:p>212.253</text:p>
          </table:table-cell>
          <table:table-cell office:value-type="float" office:value="3998.02" calcext:value-type="float">
            <text:p>3998.02</text:p>
          </table:table-cell>
          <table:table-cell office:value-type="float" office:value="177.066" calcext:value-type="float">
            <text:p>177.066</text:p>
          </table:table-cell>
          <table:table-cell office:value-type="float" office:value="211.266" calcext:value-type="float">
            <text:p>211.266</text:p>
          </table:table-cell>
          <table:table-cell office:value-type="float" office:value="3979.43" calcext:value-type="float">
            <text:p>3979.43</text:p>
          </table:table-cell>
          <table:table-cell/>
          <table:table-cell office:value-type="float" office:value="367.647" calcext:value-type="float">
            <text:p>367.647</text:p>
          </table:table-cell>
          <table:table-cell office:value-type="float" office:value="-116.78" calcext:value-type="float">
            <text:p>-116.78</text:p>
          </table:table-cell>
          <table:table-cell office:value-type="float" office:value="4260.78" calcext:value-type="float">
            <text:p>4260.78</text:p>
          </table:table-cell>
          <table:table-cell office:value-type="float" office:value="356.353" calcext:value-type="float">
            <text:p>356.353</text:p>
          </table:table-cell>
          <table:table-cell office:value-type="float" office:value="-113.201" calcext:value-type="float">
            <text:p>-113.201</text:p>
          </table:table-cell>
          <table:table-cell office:value-type="float" office:value="4129.89" calcext:value-type="float">
            <text:p>4129.89</text:p>
          </table:table-cell>
          <table:table-cell office:value-type="float" office:value="358.167" calcext:value-type="float">
            <text:p>358.167</text:p>
          </table:table-cell>
          <table:table-cell office:value-type="float" office:value="-113.654" calcext:value-type="float">
            <text:p>-113.654</text:p>
          </table:table-cell>
          <table:table-cell office:value-type="float" office:value="4150.76" calcext:value-type="float">
            <text:p>4150.76</text:p>
          </table:table-cell>
        </table:table-row>
        <table:table-row table:style-name="ro1">
          <table:table-cell table:number-columns-repeated="5"/>
          <table:table-cell office:value-type="float" office:value="178.433" calcext:value-type="float">
            <text:p>178.433</text:p>
          </table:table-cell>
          <table:table-cell office:value-type="float" office:value="212.897" calcext:value-type="float">
            <text:p>212.897</text:p>
          </table:table-cell>
          <table:table-cell office:value-type="float" office:value="4010.15" calcext:value-type="float">
            <text:p>4010.15</text:p>
          </table:table-cell>
          <table:table-cell office:value-type="float" office:value="177.944" calcext:value-type="float">
            <text:p>177.944</text:p>
          </table:table-cell>
          <table:table-cell office:value-type="float" office:value="212.314" calcext:value-type="float">
            <text:p>212.314</text:p>
          </table:table-cell>
          <table:table-cell office:value-type="float" office:value="3999.17" calcext:value-type="float">
            <text:p>3999.17</text:p>
          </table:table-cell>
          <table:table-cell office:value-type="float" office:value="177.309" calcext:value-type="float">
            <text:p>177.309</text:p>
          </table:table-cell>
          <table:table-cell office:value-type="float" office:value="211.557" calcext:value-type="float">
            <text:p>211.557</text:p>
          </table:table-cell>
          <table:table-cell office:value-type="float" office:value="3984.91" calcext:value-type="float">
            <text:p>3984.91</text:p>
          </table:table-cell>
          <table:table-cell/>
          <table:table-cell office:value-type="float" office:value="367.083" calcext:value-type="float">
            <text:p>367.083</text:p>
          </table:table-cell>
          <table:table-cell office:value-type="float" office:value="-116.571" calcext:value-type="float">
            <text:p>-116.571</text:p>
          </table:table-cell>
          <table:table-cell office:value-type="float" office:value="4253.88" calcext:value-type="float">
            <text:p>4253.88</text:p>
          </table:table-cell>
          <table:table-cell office:value-type="float" office:value="355.62" calcext:value-type="float">
            <text:p>355.62</text:p>
          </table:table-cell>
          <table:table-cell office:value-type="float" office:value="-112.957" calcext:value-type="float">
            <text:p>-112.957</text:p>
          </table:table-cell>
          <table:table-cell office:value-type="float" office:value="4121.71" calcext:value-type="float">
            <text:p>4121.71</text:p>
          </table:table-cell>
          <table:table-cell office:value-type="float" office:value="353.684" calcext:value-type="float">
            <text:p>353.684</text:p>
          </table:table-cell>
          <table:table-cell office:value-type="float" office:value="-112.267" calcext:value-type="float">
            <text:p>-112.267</text:p>
          </table:table-cell>
          <table:table-cell office:value-type="float" office:value="4099.21" calcext:value-type="float">
            <text:p>4099.2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float" office:value="4979" calcext:value-type="float">
            <text:p>4979</text:p>
          </table:table-cell>
          <table:table-cell office:value-type="float" office:value="195.648" calcext:value-type="float">
            <text:p>195.648</text:p>
          </table:table-cell>
          <table:table-cell office:value-type="float" office:value="226.958" calcext:value-type="float">
            <text:p>226.958</text:p>
          </table:table-cell>
          <table:table-cell office:value-type="float" office:value="5106.26" calcext:value-type="float">
            <text:p>5106.26</text:p>
          </table:table-cell>
          <table:table-cell office:value-type="float" office:value="194.345" calcext:value-type="float">
            <text:p>194.345</text:p>
          </table:table-cell>
          <table:table-cell office:value-type="float" office:value="225.447" calcext:value-type="float">
            <text:p>225.447</text:p>
          </table:table-cell>
          <table:table-cell office:value-type="float" office:value="5072.25" calcext:value-type="float">
            <text:p>5072.25</text:p>
          </table:table-cell>
          <table:table-cell office:value-type="float" office:value="195.106" calcext:value-type="float">
            <text:p>195.106</text:p>
          </table:table-cell>
          <table:table-cell office:value-type="float" office:value="226.329" calcext:value-type="float">
            <text:p>226.329</text:p>
          </table:table-cell>
          <table:table-cell office:value-type="float" office:value="5092.11" calcext:value-type="float">
            <text:p>5092.11</text:p>
          </table:table-cell>
          <table:table-cell/>
          <table:table-cell office:value-type="float" office:value="387.072" calcext:value-type="float">
            <text:p>387.072</text:p>
          </table:table-cell>
          <table:table-cell office:value-type="float" office:value="-100.74" calcext:value-type="float">
            <text:p>-100.74</text:p>
          </table:table-cell>
          <table:table-cell office:value-type="float" office:value="5131.7" calcext:value-type="float">
            <text:p>5131.7</text:p>
          </table:table-cell>
          <table:table-cell office:value-type="float" office:value="393.679" calcext:value-type="float">
            <text:p>393.679</text:p>
          </table:table-cell>
          <table:table-cell office:value-type="float" office:value="-102.447" calcext:value-type="float">
            <text:p>-102.447</text:p>
          </table:table-cell>
          <table:table-cell office:value-type="float" office:value="5217.89" calcext:value-type="float">
            <text:p>5217.89</text:p>
          </table:table-cell>
          <table:table-cell office:value-type="float" office:value="394.355" calcext:value-type="float">
            <text:p>394.355</text:p>
          </table:table-cell>
          <table:table-cell office:value-type="float" office:value="-102.674" calcext:value-type="float">
            <text:p>-102.674</text:p>
          </table:table-cell>
          <table:table-cell office:value-type="float" office:value="5227.26" calcext:value-type="float">
            <text:p>5227.26</text:p>
          </table:table-cell>
        </table:table-row>
        <table:table-row table:style-name="ro1">
          <table:table-cell table:number-columns-repeated="5"/>
          <table:table-cell office:value-type="float" office:value="196.677" calcext:value-type="float">
            <text:p>196.677</text:p>
          </table:table-cell>
          <table:table-cell office:value-type="float" office:value="228.152" calcext:value-type="float">
            <text:p>228.152</text:p>
          </table:table-cell>
          <table:table-cell office:value-type="float" office:value="5133.13" calcext:value-type="float">
            <text:p>5133.13</text:p>
          </table:table-cell>
          <table:table-cell office:value-type="float" office:value="194.208" calcext:value-type="float">
            <text:p>194.208</text:p>
          </table:table-cell>
          <table:table-cell office:value-type="float" office:value="225.287" calcext:value-type="float">
            <text:p>225.287</text:p>
          </table:table-cell>
          <table:table-cell office:value-type="float" office:value="5068.66" calcext:value-type="float">
            <text:p>5068.66</text:p>
          </table:table-cell>
          <table:table-cell office:value-type="float" office:value="194.839" calcext:value-type="float">
            <text:p>194.839</text:p>
          </table:table-cell>
          <table:table-cell office:value-type="float" office:value="226.02" calcext:value-type="float">
            <text:p>226.02</text:p>
          </table:table-cell>
          <table:table-cell office:value-type="float" office:value="5085.15" calcext:value-type="float">
            <text:p>5085.15</text:p>
          </table:table-cell>
          <table:table-cell/>
          <table:table-cell office:value-type="float" office:value="386.027" calcext:value-type="float">
            <text:p>386.027</text:p>
          </table:table-cell>
          <table:table-cell office:value-type="float" office:value="-100.386" calcext:value-type="float">
            <text:p>-100.386</text:p>
          </table:table-cell>
          <table:table-cell office:value-type="float" office:value="5117.42" calcext:value-type="float">
            <text:p>5117.42</text:p>
          </table:table-cell>
          <table:table-cell office:value-type="float" office:value="393.114" calcext:value-type="float">
            <text:p>393.114</text:p>
          </table:table-cell>
          <table:table-cell office:value-type="float" office:value="-102.352" calcext:value-type="float">
            <text:p>-102.352</text:p>
          </table:table-cell>
          <table:table-cell office:value-type="float" office:value="5210.42" calcext:value-type="float">
            <text:p>5210.42</text:p>
          </table:table-cell>
          <table:table-cell office:value-type="float" office:value="391.425" calcext:value-type="float">
            <text:p>391.425</text:p>
          </table:table-cell>
          <table:table-cell office:value-type="float" office:value="-101.885" calcext:value-type="float">
            <text:p>-101.885</text:p>
          </table:table-cell>
          <table:table-cell office:value-type="float" office:value="5189.16" calcext:value-type="float">
            <text:p>5189.16</text:p>
          </table:table-cell>
        </table:table-row>
        <table:table-row table:style-name="ro1">
          <table:table-cell table:number-columns-repeated="5"/>
          <table:table-cell office:value-type="float" office:value="196.612" calcext:value-type="float">
            <text:p>196.612</text:p>
          </table:table-cell>
          <table:table-cell office:value-type="float" office:value="228.077" calcext:value-type="float">
            <text:p>228.077</text:p>
          </table:table-cell>
          <table:table-cell office:value-type="float" office:value="5131.42" calcext:value-type="float">
            <text:p>5131.42</text:p>
          </table:table-cell>
          <table:table-cell office:value-type="float" office:value="194.28" calcext:value-type="float">
            <text:p>194.28</text:p>
          </table:table-cell>
          <table:table-cell office:value-type="float" office:value="225.371" calcext:value-type="float">
            <text:p>225.371</text:p>
          </table:table-cell>
          <table:table-cell office:value-type="float" office:value="5070.55" calcext:value-type="float">
            <text:p>5070.55</text:p>
          </table:table-cell>
          <table:table-cell office:value-type="float" office:value="202.072" calcext:value-type="float">
            <text:p>202.072</text:p>
          </table:table-cell>
          <table:table-cell office:value-type="float" office:value="234.41" calcext:value-type="float">
            <text:p>234.41</text:p>
          </table:table-cell>
          <table:table-cell office:value-type="float" office:value="5273.92" calcext:value-type="float">
            <text:p>5273.92</text:p>
          </table:table-cell>
          <table:table-cell/>
          <table:table-cell office:value-type="float" office:value="384.929" calcext:value-type="float">
            <text:p>384.929</text:p>
          </table:table-cell>
          <table:table-cell office:value-type="float" office:value="-100.127" calcext:value-type="float">
            <text:p>-100.127</text:p>
          </table:table-cell>
          <table:table-cell office:value-type="float" office:value="5103.05" calcext:value-type="float">
            <text:p>5103.05</text:p>
          </table:table-cell>
          <table:table-cell office:value-type="float" office:value="392.109" calcext:value-type="float">
            <text:p>392.109</text:p>
          </table:table-cell>
          <table:table-cell office:value-type="float" office:value="-102.137" calcext:value-type="float">
            <text:p>-102.137</text:p>
          </table:table-cell>
          <table:table-cell office:value-type="float" office:value="5197.68" calcext:value-type="float">
            <text:p>5197.68</text:p>
          </table:table-cell>
          <table:table-cell office:value-type="float" office:value="391.078" calcext:value-type="float">
            <text:p>391.078</text:p>
          </table:table-cell>
          <table:table-cell office:value-type="float" office:value="-101.8" calcext:value-type="float">
            <text:p>-101.8</text:p>
          </table:table-cell>
          <table:table-cell office:value-type="float" office:value="5184.86" calcext:value-type="float">
            <text:p>5184.86</text:p>
          </table:table-cell>
        </table:table-row>
        <table:table-row table:style-name="ro1">
          <table:table-cell table:number-columns-repeated="5"/>
          <table:table-cell office:value-type="float" office:value="196.481" calcext:value-type="float">
            <text:p>196.481</text:p>
          </table:table-cell>
          <table:table-cell office:value-type="float" office:value="227.924" calcext:value-type="float">
            <text:p>227.924</text:p>
          </table:table-cell>
          <table:table-cell office:value-type="float" office:value="5127.99" calcext:value-type="float">
            <text:p>5127.99</text:p>
          </table:table-cell>
          <table:table-cell office:value-type="float" office:value="194.212" calcext:value-type="float">
            <text:p>194.212</text:p>
          </table:table-cell>
          <table:table-cell office:value-type="float" office:value="225.292" calcext:value-type="float">
            <text:p>225.292</text:p>
          </table:table-cell>
          <table:table-cell office:value-type="float" office:value="5068.77" calcext:value-type="float">
            <text:p>5068.77</text:p>
          </table:table-cell>
          <table:table-cell office:value-type="float" office:value="208.614" calcext:value-type="float">
            <text:p>208.614</text:p>
          </table:table-cell>
          <table:table-cell office:value-type="float" office:value="241.999" calcext:value-type="float">
            <text:p>241.999</text:p>
          </table:table-cell>
          <table:table-cell office:value-type="float" office:value="5444.65" calcext:value-type="float">
            <text:p>5444.65</text:p>
          </table:table-cell>
          <table:table-cell/>
          <table:table-cell office:value-type="float" office:value="386.716" calcext:value-type="float">
            <text:p>386.716</text:p>
          </table:table-cell>
          <table:table-cell office:value-type="float" office:value="-100.614" calcext:value-type="float">
            <text:p>-100.614</text:p>
          </table:table-cell>
          <table:table-cell office:value-type="float" office:value="5126.14" calcext:value-type="float">
            <text:p>5126.14</text:p>
          </table:table-cell>
          <table:table-cell office:value-type="float" office:value="391.01" calcext:value-type="float">
            <text:p>391.01</text:p>
          </table:table-cell>
          <table:table-cell office:value-type="float" office:value="-101.838" calcext:value-type="float">
            <text:p>-101.838</text:p>
          </table:table-cell>
          <table:table-cell office:value-type="float" office:value="5183.35" calcext:value-type="float">
            <text:p>5183.35</text:p>
          </table:table-cell>
          <table:table-cell office:value-type="float" office:value="391.651" calcext:value-type="float">
            <text:p>391.651</text:p>
          </table:table-cell>
          <table:table-cell office:value-type="float" office:value="-102.029" calcext:value-type="float">
            <text:p>-102.029</text:p>
          </table:table-cell>
          <table:table-cell office:value-type="float" office:value="5192.4" calcext:value-type="float">
            <text:p>5192.4</text:p>
          </table:table-cell>
        </table:table-row>
        <table:table-row table:style-name="ro1">
          <table:table-cell table:number-columns-repeated="5"/>
          <table:table-cell office:value-type="float" office:value="196.409" calcext:value-type="float">
            <text:p>196.409</text:p>
          </table:table-cell>
          <table:table-cell office:value-type="float" office:value="227.841" calcext:value-type="float">
            <text:p>227.841</text:p>
          </table:table-cell>
          <table:table-cell office:value-type="float" office:value="5126.13" calcext:value-type="float">
            <text:p>5126.13</text:p>
          </table:table-cell>
          <table:table-cell office:value-type="float" office:value="194.146" calcext:value-type="float">
            <text:p>194.146</text:p>
          </table:table-cell>
          <table:table-cell office:value-type="float" office:value="225.216" calcext:value-type="float">
            <text:p>225.216</text:p>
          </table:table-cell>
          <table:table-cell office:value-type="float" office:value="5067.07" calcext:value-type="float">
            <text:p>5067.07</text:p>
          </table:table-cell>
          <table:table-cell office:value-type="float" office:value="209.04" calcext:value-type="float">
            <text:p>209.04</text:p>
          </table:table-cell>
          <table:table-cell office:value-type="float" office:value="242.493" calcext:value-type="float">
            <text:p>242.493</text:p>
          </table:table-cell>
          <table:table-cell office:value-type="float" office:value="5455.78" calcext:value-type="float">
            <text:p>5455.78</text:p>
          </table:table-cell>
          <table:table-cell/>
          <table:table-cell office:value-type="float" office:value="387.934" calcext:value-type="float">
            <text:p>387.934</text:p>
          </table:table-cell>
          <table:table-cell office:value-type="float" office:value="-100.923" calcext:value-type="float">
            <text:p>-100.923</text:p>
          </table:table-cell>
          <table:table-cell office:value-type="float" office:value="5141.54" calcext:value-type="float">
            <text:p>5141.54</text:p>
          </table:table-cell>
          <table:table-cell office:value-type="float" office:value="390.934" calcext:value-type="float">
            <text:p>390.934</text:p>
          </table:table-cell>
          <table:table-cell office:value-type="float" office:value="-101.83" calcext:value-type="float">
            <text:p>-101.83</text:p>
          </table:table-cell>
          <table:table-cell office:value-type="float" office:value="5182.63" calcext:value-type="float">
            <text:p>5182.63</text:p>
          </table:table-cell>
          <table:table-cell office:value-type="float" office:value="390.956" calcext:value-type="float">
            <text:p>390.956</text:p>
          </table:table-cell>
          <table:table-cell office:value-type="float" office:value="-101.864" calcext:value-type="float">
            <text:p>-101.864</text:p>
          </table:table-cell>
          <table:table-cell office:value-type="float" office:value="5183.46" calcext:value-type="float">
            <text:p>5183.46</text:p>
          </table:table-cell>
        </table:table-row>
        <table:table-row table:style-name="ro1">
          <table:table-cell table:number-columns-repeated="5"/>
          <table:table-cell office:value-type="float" office:value="196.122" calcext:value-type="float">
            <text:p>196.122</text:p>
          </table:table-cell>
          <table:table-cell office:value-type="float" office:value="227.508" calcext:value-type="float">
            <text:p>227.508</text:p>
          </table:table-cell>
          <table:table-cell office:value-type="float" office:value="5118.63" calcext:value-type="float">
            <text:p>5118.63</text:p>
          </table:table-cell>
          <table:table-cell office:value-type="float" office:value="194.283" calcext:value-type="float">
            <text:p>194.283</text:p>
          </table:table-cell>
          <table:table-cell office:value-type="float" office:value="225.374" calcext:value-type="float">
            <text:p>225.374</text:p>
          </table:table-cell>
          <table:table-cell office:value-type="float" office:value="5070.62" calcext:value-type="float">
            <text:p>5070.62</text:p>
          </table:table-cell>
          <table:table-cell office:value-type="float" office:value="195.257" calcext:value-type="float">
            <text:p>195.257</text:p>
          </table:table-cell>
          <table:table-cell office:value-type="float" office:value="226.504" calcext:value-type="float">
            <text:p>226.504</text:p>
          </table:table-cell>
          <table:table-cell office:value-type="float" office:value="5096.05" calcext:value-type="float">
            <text:p>5096.05</text:p>
          </table:table-cell>
          <table:table-cell/>
          <table:table-cell office:value-type="float" office:value="387.073" calcext:value-type="float">
            <text:p>387.073</text:p>
          </table:table-cell>
          <table:table-cell office:value-type="float" office:value="-100.672" calcext:value-type="float">
            <text:p>-100.672</text:p>
          </table:table-cell>
          <table:table-cell office:value-type="float" office:value="5130.81" calcext:value-type="float">
            <text:p>5130.81</text:p>
          </table:table-cell>
          <table:table-cell office:value-type="float" office:value="392.179" calcext:value-type="float">
            <text:p>392.179</text:p>
          </table:table-cell>
          <table:table-cell office:value-type="float" office:value="-102.128" calcext:value-type="float">
            <text:p>-102.128</text:p>
          </table:table-cell>
          <table:table-cell office:value-type="float" office:value="5198.9" calcext:value-type="float">
            <text:p>5198.9</text:p>
          </table:table-cell>
          <table:table-cell office:value-type="float" office:value="394.931" calcext:value-type="float">
            <text:p>394.931</text:p>
          </table:table-cell>
          <table:table-cell office:value-type="float" office:value="-102.844" calcext:value-type="float">
            <text:p>-102.844</text:p>
          </table:table-cell>
          <table:table-cell office:value-type="float" office:value="5234.84" calcext:value-type="float">
            <text:p>5234.84</text:p>
          </table:table-cell>
        </table:table-row>
        <table:table-row table:style-name="ro1">
          <table:table-cell table:number-columns-repeated="5"/>
          <table:table-cell office:value-type="float" office:value="195.982" calcext:value-type="float">
            <text:p>195.982</text:p>
          </table:table-cell>
          <table:table-cell office:value-type="float" office:value="227.345" calcext:value-type="float">
            <text:p>227.345</text:p>
          </table:table-cell>
          <table:table-cell office:value-type="float" office:value="5114.97" calcext:value-type="float">
            <text:p>5114.97</text:p>
          </table:table-cell>
          <table:table-cell office:value-type="float" office:value="194.621" calcext:value-type="float">
            <text:p>194.621</text:p>
          </table:table-cell>
          <table:table-cell office:value-type="float" office:value="225.766" calcext:value-type="float">
            <text:p>225.766</text:p>
          </table:table-cell>
          <table:table-cell office:value-type="float" office:value="5079.44" calcext:value-type="float">
            <text:p>5079.44</text:p>
          </table:table-cell>
          <table:table-cell office:value-type="float" office:value="195.242" calcext:value-type="float">
            <text:p>195.242</text:p>
          </table:table-cell>
          <table:table-cell office:value-type="float" office:value="226.488" calcext:value-type="float">
            <text:p>226.488</text:p>
          </table:table-cell>
          <table:table-cell office:value-type="float" office:value="5095.67" calcext:value-type="float">
            <text:p>5095.67</text:p>
          </table:table-cell>
          <table:table-cell/>
          <table:table-cell office:value-type="float" office:value="386.068" calcext:value-type="float">
            <text:p>386.068</text:p>
          </table:table-cell>
          <table:table-cell office:value-type="float" office:value="-100.504" calcext:value-type="float">
            <text:p>-100.504</text:p>
          </table:table-cell>
          <table:table-cell office:value-type="float" office:value="5118.56" calcext:value-type="float">
            <text:p>5118.56</text:p>
          </table:table-cell>
          <table:table-cell office:value-type="float" office:value="393.652" calcext:value-type="float">
            <text:p>393.652</text:p>
          </table:table-cell>
          <table:table-cell office:value-type="float" office:value="-102.42" calcext:value-type="float">
            <text:p>-102.42</text:p>
          </table:table-cell>
          <table:table-cell office:value-type="float" office:value="5217.56" calcext:value-type="float">
            <text:p>5217.56</text:p>
          </table:table-cell>
          <table:table-cell office:value-type="float" office:value="395.424" calcext:value-type="float">
            <text:p>395.424</text:p>
          </table:table-cell>
          <table:table-cell office:value-type="float" office:value="-103.02" calcext:value-type="float">
            <text:p>-103.02</text:p>
          </table:table-cell>
          <table:table-cell office:value-type="float" office:value="5241.85" calcext:value-type="float">
            <text:p>5241.85</text:p>
          </table:table-cell>
        </table:table-row>
        <table:table-row table:style-name="ro1">
          <table:table-cell table:number-columns-repeated="5"/>
          <table:table-cell office:value-type="float" office:value="202.324" calcext:value-type="float">
            <text:p>202.324</text:p>
          </table:table-cell>
          <table:table-cell office:value-type="float" office:value="234.702" calcext:value-type="float">
            <text:p>234.702</text:p>
          </table:table-cell>
          <table:table-cell office:value-type="float" office:value="5280.48" calcext:value-type="float">
            <text:p>5280.48</text:p>
          </table:table-cell>
          <table:table-cell office:value-type="float" office:value="194.548" calcext:value-type="float">
            <text:p>194.548</text:p>
          </table:table-cell>
          <table:table-cell office:value-type="float" office:value="225.682" calcext:value-type="float">
            <text:p>225.682</text:p>
          </table:table-cell>
          <table:table-cell office:value-type="float" office:value="5077.55" calcext:value-type="float">
            <text:p>5077.55</text:p>
          </table:table-cell>
          <table:table-cell office:value-type="float" office:value="195.441" calcext:value-type="float">
            <text:p>195.441</text:p>
          </table:table-cell>
          <table:table-cell office:value-type="float" office:value="226.718" calcext:value-type="float">
            <text:p>226.718</text:p>
          </table:table-cell>
          <table:table-cell office:value-type="float" office:value="5100.85" calcext:value-type="float">
            <text:p>5100.85</text:p>
          </table:table-cell>
          <table:table-cell/>
          <table:table-cell office:value-type="float" office:value="386.712" calcext:value-type="float">
            <text:p>386.712</text:p>
          </table:table-cell>
          <table:table-cell office:value-type="float" office:value="-100.69" calcext:value-type="float">
            <text:p>-100.69</text:p>
          </table:table-cell>
          <table:table-cell office:value-type="float" office:value="5126.63" calcext:value-type="float">
            <text:p>5126.63</text:p>
          </table:table-cell>
          <table:table-cell office:value-type="float" office:value="391.66" calcext:value-type="float">
            <text:p>391.66</text:p>
          </table:table-cell>
          <table:table-cell office:value-type="float" office:value="-101.94" calcext:value-type="float">
            <text:p>-101.94</text:p>
          </table:table-cell>
          <table:table-cell office:value-type="float" office:value="5191.78" calcext:value-type="float">
            <text:p>5191.78</text:p>
          </table:table-cell>
          <table:table-cell office:value-type="float" office:value="395.591" calcext:value-type="float">
            <text:p>395.591</text:p>
          </table:table-cell>
          <table:table-cell office:value-type="float" office:value="-103.056" calcext:value-type="float">
            <text:p>-103.056</text:p>
          </table:table-cell>
          <table:table-cell office:value-type="float" office:value="5244.08" calcext:value-type="float">
            <text:p>5244.08</text:p>
          </table:table-cell>
        </table:table-row>
        <table:table-row table:style-name="ro1">
          <table:table-cell table:number-columns-repeated="5"/>
          <table:table-cell office:value-type="float" office:value="207.932" calcext:value-type="float">
            <text:p>207.932</text:p>
          </table:table-cell>
          <table:table-cell office:value-type="float" office:value="241.208" calcext:value-type="float">
            <text:p>241.208</text:p>
          </table:table-cell>
          <table:table-cell office:value-type="float" office:value="5426.86" calcext:value-type="float">
            <text:p>5426.86</text:p>
          </table:table-cell>
          <table:table-cell office:value-type="float" office:value="194.139" calcext:value-type="float">
            <text:p>194.139</text:p>
          </table:table-cell>
          <table:table-cell office:value-type="float" office:value="225.208" calcext:value-type="float">
            <text:p>225.208</text:p>
          </table:table-cell>
          <table:table-cell office:value-type="float" office:value="5066.88" calcext:value-type="float">
            <text:p>5066.88</text:p>
          </table:table-cell>
          <table:table-cell office:value-type="float" office:value="195.032" calcext:value-type="float">
            <text:p>195.032</text:p>
          </table:table-cell>
          <table:table-cell office:value-type="float" office:value="226.244" calcext:value-type="float">
            <text:p>226.244</text:p>
          </table:table-cell>
          <table:table-cell office:value-type="float" office:value="5090.19" calcext:value-type="float">
            <text:p>5090.19</text:p>
          </table:table-cell>
          <table:table-cell/>
          <table:table-cell office:value-type="float" office:value="387.506" calcext:value-type="float">
            <text:p>387.506</text:p>
          </table:table-cell>
          <table:table-cell office:value-type="float" office:value="-100.87" calcext:value-type="float">
            <text:p>-100.87</text:p>
          </table:table-cell>
          <table:table-cell office:value-type="float" office:value="5136.69" calcext:value-type="float">
            <text:p>5136.69</text:p>
          </table:table-cell>
          <table:table-cell office:value-type="float" office:value="392.762" calcext:value-type="float">
            <text:p>392.762</text:p>
          </table:table-cell>
          <table:table-cell office:value-type="float" office:value="-102.271" calcext:value-type="float">
            <text:p>-102.271</text:p>
          </table:table-cell>
          <table:table-cell office:value-type="float" office:value="5206.4" calcext:value-type="float">
            <text:p>5206.4</text:p>
          </table:table-cell>
          <table:table-cell office:value-type="float" office:value="395.954" calcext:value-type="float">
            <text:p>395.954</text:p>
          </table:table-cell>
          <table:table-cell office:value-type="float" office:value="-103.101" calcext:value-type="float">
            <text:p>-103.101</text:p>
          </table:table-cell>
          <table:table-cell office:value-type="float" office:value="5248.15" calcext:value-type="float">
            <text:p>5248.15</text:p>
          </table:table-cell>
        </table:table-row>
        <table:table-row table:style-name="ro1">
          <table:table-cell table:number-columns-repeated="5"/>
          <table:table-cell office:value-type="float" office:value="195.783" calcext:value-type="float">
            <text:p>195.783</text:p>
          </table:table-cell>
          <table:table-cell office:value-type="float" office:value="227.115" calcext:value-type="float">
            <text:p>227.115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193.874" calcext:value-type="float">
            <text:p>193.874</text:p>
          </table:table-cell>
          <table:table-cell office:value-type="float" office:value="224.9" calcext:value-type="float">
            <text:p>224.9</text:p>
          </table:table-cell>
          <table:table-cell office:value-type="float" office:value="5059.95" calcext:value-type="float">
            <text:p>5059.95</text:p>
          </table:table-cell>
          <table:table-cell office:value-type="float" office:value="200.916" calcext:value-type="float">
            <text:p>200.916</text:p>
          </table:table-cell>
          <table:table-cell office:value-type="float" office:value="233.069" calcext:value-type="float">
            <text:p>233.069</text:p>
          </table:table-cell>
          <table:table-cell office:value-type="float" office:value="5243.75" calcext:value-type="float">
            <text:p>5243.75</text:p>
          </table:table-cell>
          <table:table-cell/>
          <table:table-cell office:value-type="float" office:value="385.244" calcext:value-type="float">
            <text:p>385.244</text:p>
          </table:table-cell>
          <table:table-cell office:value-type="float" office:value="-100.31" calcext:value-type="float">
            <text:p>-100.31</text:p>
          </table:table-cell>
          <table:table-cell office:value-type="float" office:value="5107.35" calcext:value-type="float">
            <text:p>5107.35</text:p>
          </table:table-cell>
          <table:table-cell office:value-type="float" office:value="394.4" calcext:value-type="float">
            <text:p>394.4</text:p>
          </table:table-cell>
          <table:table-cell office:value-type="float" office:value="-102.69" calcext:value-type="float">
            <text:p>-102.69</text:p>
          </table:table-cell>
          <table:table-cell office:value-type="float" office:value="5227.84" calcext:value-type="float">
            <text:p>5227.84</text:p>
          </table:table-cell>
          <table:table-cell office:value-type="float" office:value="394.514" calcext:value-type="float">
            <text:p>394.514</text:p>
          </table:table-cell>
          <table:table-cell office:value-type="float" office:value="-102.763" calcext:value-type="float">
            <text:p>-102.763</text:p>
          </table:table-cell>
          <table:table-cell office:value-type="float" office:value="5229.59" calcext:value-type="float">
            <text:p>5229.5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float" office:value="6025" calcext:value-type="float">
            <text:p>6025</text:p>
          </table:table-cell>
          <table:table-cell office:value-type="float" office:value="212.988" calcext:value-type="float">
            <text:p>212.988</text:p>
          </table:table-cell>
          <table:table-cell office:value-type="float" office:value="263.819" calcext:value-type="float">
            <text:p>263.819</text:p>
          </table:table-cell>
          <table:table-cell office:value-type="float" office:value="6892.92" calcext:value-type="float">
            <text:p>6892.92</text:p>
          </table:table-cell>
          <table:table-cell office:value-type="float" office:value="189.929" calcext:value-type="float">
            <text:p>189.929</text:p>
          </table:table-cell>
          <table:table-cell office:value-type="float" office:value="235.257" calcext:value-type="float">
            <text:p>235.257</text:p>
          </table:table-cell>
          <table:table-cell office:value-type="float" office:value="6146.67" calcext:value-type="float">
            <text:p>6146.67</text:p>
          </table:table-cell>
          <table:table-cell office:value-type="float" office:value="207.756" calcext:value-type="float">
            <text:p>207.756</text:p>
          </table:table-cell>
          <table:table-cell office:value-type="float" office:value="257.339" calcext:value-type="float">
            <text:p>257.339</text:p>
          </table:table-cell>
          <table:table-cell office:value-type="float" office:value="6723.62" calcext:value-type="float">
            <text:p>6723.62</text:p>
          </table:table-cell>
          <table:table-cell/>
          <table:table-cell office:value-type="float" office:value="395.962" calcext:value-type="float">
            <text:p>395.962</text:p>
          </table:table-cell>
          <table:table-cell office:value-type="float" office:value="-72.2139" calcext:value-type="float">
            <text:p>-72.2139</text:p>
          </table:table-cell>
          <table:table-cell office:value-type="float" office:value="6153.47" calcext:value-type="float">
            <text:p>6153.47</text:p>
          </table:table-cell>
          <table:table-cell office:value-type="float" office:value="415.542" calcext:value-type="float">
            <text:p>415.542</text:p>
          </table:table-cell>
          <table:table-cell office:value-type="float" office:value="-76.3931" calcext:value-type="float">
            <text:p>-76.3931</text:p>
          </table:table-cell>
          <table:table-cell office:value-type="float" office:value="6432.57" calcext:value-type="float">
            <text:p>6432.57</text:p>
          </table:table-cell>
          <table:table-cell office:value-type="float" office:value="413.913" calcext:value-type="float">
            <text:p>413.913</text:p>
          </table:table-cell>
          <table:table-cell office:value-type="float" office:value="-76.0879" calcext:value-type="float">
            <text:p>-76.0879</text:p>
          </table:table-cell>
          <table:table-cell office:value-type="float" office:value="6407.18" calcext:value-type="float">
            <text:p>6407.18</text:p>
          </table:table-cell>
        </table:table-row>
        <table:table-row table:style-name="ro1">
          <table:table-cell table:number-columns-repeated="5"/>
          <table:table-cell office:value-type="float" office:value="206.13" calcext:value-type="float">
            <text:p>206.13</text:p>
          </table:table-cell>
          <table:table-cell office:value-type="float" office:value="255.325" calcext:value-type="float">
            <text:p>255.325</text:p>
          </table:table-cell>
          <table:table-cell office:value-type="float" office:value="6671" calcext:value-type="float">
            <text:p>6671</text:p>
          </table:table-cell>
          <table:table-cell office:value-type="float" office:value="189.839" calcext:value-type="float">
            <text:p>189.839</text:p>
          </table:table-cell>
          <table:table-cell office:value-type="float" office:value="235.145" calcext:value-type="float">
            <text:p>235.145</text:p>
          </table:table-cell>
          <table:table-cell office:value-type="float" office:value="6143.76" calcext:value-type="float">
            <text:p>6143.76</text:p>
          </table:table-cell>
          <table:table-cell office:value-type="float" office:value="200.381" calcext:value-type="float">
            <text:p>200.381</text:p>
          </table:table-cell>
          <table:table-cell office:value-type="float" office:value="248.204" calcext:value-type="float">
            <text:p>248.204</text:p>
          </table:table-cell>
          <table:table-cell office:value-type="float" office:value="6484.95" calcext:value-type="float">
            <text:p>6484.95</text:p>
          </table:table-cell>
          <table:table-cell/>
          <table:table-cell office:value-type="float" office:value="397.46" calcext:value-type="float">
            <text:p>397.46</text:p>
          </table:table-cell>
          <table:table-cell office:value-type="float" office:value="-72.5693" calcext:value-type="float">
            <text:p>-72.5693</text:p>
          </table:table-cell>
          <table:table-cell office:value-type="float" office:value="6174.71" calcext:value-type="float">
            <text:p>6174.71</text:p>
          </table:table-cell>
          <table:table-cell office:value-type="float" office:value="414.417" calcext:value-type="float">
            <text:p>414.417</text:p>
          </table:table-cell>
          <table:table-cell office:value-type="float" office:value="-76.1777" calcext:value-type="float">
            <text:p>-76.1777</text:p>
          </table:table-cell>
          <table:table-cell office:value-type="float" office:value="6415.29" calcext:value-type="float">
            <text:p>6415.29</text:p>
          </table:table-cell>
          <table:table-cell office:value-type="float" office:value="414.028" calcext:value-type="float">
            <text:p>414.028</text:p>
          </table:table-cell>
          <table:table-cell office:value-type="float" office:value="-76.1053" calcext:value-type="float">
            <text:p>-76.1053</text:p>
          </table:table-cell>
          <table:table-cell office:value-type="float" office:value="6409.09" calcext:value-type="float">
            <text:p>6409.09</text:p>
          </table:table-cell>
        </table:table-row>
        <table:table-row table:style-name="ro1">
          <table:table-cell table:number-columns-repeated="5"/>
          <table:table-cell office:value-type="float" office:value="212.898" calcext:value-type="float">
            <text:p>212.898</text:p>
          </table:table-cell>
          <table:table-cell office:value-type="float" office:value="263.708" calcext:value-type="float">
            <text:p>263.708</text:p>
          </table:table-cell>
          <table:table-cell office:value-type="float" office:value="6890.02" calcext:value-type="float">
            <text:p>6890.02</text:p>
          </table:table-cell>
          <table:table-cell office:value-type="float" office:value="189.109" calcext:value-type="float">
            <text:p>189.109</text:p>
          </table:table-cell>
          <table:table-cell office:value-type="float" office:value="234.241" calcext:value-type="float">
            <text:p>234.241</text:p>
          </table:table-cell>
          <table:table-cell office:value-type="float" office:value="6120.13" calcext:value-type="float">
            <text:p>6120.13</text:p>
          </table:table-cell>
          <table:table-cell office:value-type="float" office:value="196.677" calcext:value-type="float">
            <text:p>196.677</text:p>
          </table:table-cell>
          <table:table-cell office:value-type="float" office:value="243.615" calcext:value-type="float">
            <text:p>243.615</text:p>
          </table:table-cell>
          <table:table-cell office:value-type="float" office:value="6365.06" calcext:value-type="float">
            <text:p>6365.06</text:p>
          </table:table-cell>
          <table:table-cell/>
          <table:table-cell office:value-type="float" office:value="404.23" calcext:value-type="float">
            <text:p>404.23</text:p>
          </table:table-cell>
          <table:table-cell office:value-type="float" office:value="-73.898" calcext:value-type="float">
            <text:p>-73.898</text:p>
          </table:table-cell>
          <table:table-cell office:value-type="float" office:value="6273.54" calcext:value-type="float">
            <text:p>6273.54</text:p>
          </table:table-cell>
          <table:table-cell office:value-type="float" office:value="414.57" calcext:value-type="float">
            <text:p>414.57</text:p>
          </table:table-cell>
          <table:table-cell office:value-type="float" office:value="-76.2134" calcext:value-type="float">
            <text:p>-76.2134</text:p>
          </table:table-cell>
          <table:table-cell office:value-type="float" office:value="6417.48" calcext:value-type="float">
            <text:p>6417.48</text:p>
          </table:table-cell>
          <table:table-cell office:value-type="float" office:value="414.457" calcext:value-type="float">
            <text:p>414.457</text:p>
          </table:table-cell>
          <table:table-cell office:value-type="float" office:value="-76.1773" calcext:value-type="float">
            <text:p>-76.1773</text:p>
          </table:table-cell>
          <table:table-cell office:value-type="float" office:value="6415.89" calcext:value-type="float">
            <text:p>6415.89</text:p>
          </table:table-cell>
        </table:table-row>
        <table:table-row table:style-name="ro1">
          <table:table-cell table:number-columns-repeated="5"/>
          <table:table-cell office:value-type="float" office:value="210.122" calcext:value-type="float">
            <text:p>210.122</text:p>
          </table:table-cell>
          <table:table-cell office:value-type="float" office:value="260.269" calcext:value-type="float">
            <text:p>260.269</text:p>
          </table:table-cell>
          <table:table-cell office:value-type="float" office:value="6800.19" calcext:value-type="float">
            <text:p>6800.19</text:p>
          </table:table-cell>
          <table:table-cell office:value-type="float" office:value="189.862" calcext:value-type="float">
            <text:p>189.862</text:p>
          </table:table-cell>
          <table:table-cell office:value-type="float" office:value="235.174" calcext:value-type="float">
            <text:p>235.174</text:p>
          </table:table-cell>
          <table:table-cell office:value-type="float" office:value="6144.52" calcext:value-type="float">
            <text:p>6144.52</text:p>
          </table:table-cell>
          <table:table-cell office:value-type="float" office:value="212.538" calcext:value-type="float">
            <text:p>212.538</text:p>
          </table:table-cell>
          <table:table-cell office:value-type="float" office:value="263.262" calcext:value-type="float">
            <text:p>263.262</text:p>
          </table:table-cell>
          <table:table-cell office:value-type="float" office:value="6878.38" calcext:value-type="float">
            <text:p>6878.38</text:p>
          </table:table-cell>
          <table:table-cell/>
          <table:table-cell office:value-type="float" office:value="401.259" calcext:value-type="float">
            <text:p>401.259</text:p>
          </table:table-cell>
          <table:table-cell office:value-type="float" office:value="-73.3509" calcext:value-type="float">
            <text:p>-73.3509</text:p>
          </table:table-cell>
          <table:table-cell office:value-type="float" office:value="6228.86" calcext:value-type="float">
            <text:p>6228.86</text:p>
          </table:table-cell>
          <table:table-cell office:value-type="float" office:value="414.616" calcext:value-type="float">
            <text:p>414.616</text:p>
          </table:table-cell>
          <table:table-cell office:value-type="float" office:value="-76.2081" calcext:value-type="float">
            <text:p>-76.2081</text:p>
          </table:table-cell>
          <table:table-cell office:value-type="float" office:value="6418.07" calcext:value-type="float">
            <text:p>6418.07</text:p>
          </table:table-cell>
          <table:table-cell office:value-type="float" office:value="414.106" calcext:value-type="float">
            <text:p>414.106</text:p>
          </table:table-cell>
          <table:table-cell office:value-type="float" office:value="-76.1207" calcext:value-type="float">
            <text:p>-76.1207</text:p>
          </table:table-cell>
          <table:table-cell office:value-type="float" office:value="6410.59" calcext:value-type="float">
            <text:p>6410.59</text:p>
          </table:table-cell>
        </table:table-row>
        <table:table-row table:style-name="ro1">
          <table:table-cell table:number-columns-repeated="5"/>
          <table:table-cell office:value-type="float" office:value="197.286" calcext:value-type="float">
            <text:p>197.286</text:p>
          </table:table-cell>
          <table:table-cell office:value-type="float" office:value="244.37" calcext:value-type="float">
            <text:p>244.37</text:p>
          </table:table-cell>
          <table:table-cell office:value-type="float" office:value="6384.77" calcext:value-type="float">
            <text:p>6384.77</text:p>
          </table:table-cell>
          <table:table-cell office:value-type="float" office:value="190.185" calcext:value-type="float">
            <text:p>190.185</text:p>
          </table:table-cell>
          <table:table-cell office:value-type="float" office:value="235.575" calcext:value-type="float">
            <text:p>235.575</text:p>
          </table:table-cell>
          <table:table-cell office:value-type="float" office:value="6154.98" calcext:value-type="float">
            <text:p>6154.98</text:p>
          </table:table-cell>
          <table:table-cell office:value-type="float" office:value="216.169" calcext:value-type="float">
            <text:p>216.169</text:p>
          </table:table-cell>
          <table:table-cell office:value-type="float" office:value="267.76" calcext:value-type="float">
            <text:p>267.76</text:p>
          </table:table-cell>
          <table:table-cell office:value-type="float" office:value="6995.89" calcext:value-type="float">
            <text:p>6995.89</text:p>
          </table:table-cell>
          <table:table-cell/>
          <table:table-cell office:value-type="float" office:value="399.953" calcext:value-type="float">
            <text:p>399.953</text:p>
          </table:table-cell>
          <table:table-cell office:value-type="float" office:value="-73.2696" calcext:value-type="float">
            <text:p>-73.2696</text:p>
          </table:table-cell>
          <table:table-cell office:value-type="float" office:value="6210.94" calcext:value-type="float">
            <text:p>6210.94</text:p>
          </table:table-cell>
          <table:table-cell office:value-type="float" office:value="415.51" calcext:value-type="float">
            <text:p>415.51</text:p>
          </table:table-cell>
          <table:table-cell office:value-type="float" office:value="-76.3882" calcext:value-type="float">
            <text:p>-76.3882</text:p>
          </table:table-cell>
          <table:table-cell office:value-type="float" office:value="6431.89" calcext:value-type="float">
            <text:p>6431.89</text:p>
          </table:table-cell>
          <table:table-cell office:value-type="float" office:value="414.092" calcext:value-type="float">
            <text:p>414.092</text:p>
          </table:table-cell>
          <table:table-cell office:value-type="float" office:value="-76.1172" calcext:value-type="float">
            <text:p>-76.1172</text:p>
          </table:table-cell>
          <table:table-cell office:value-type="float" office:value="6410.2" calcext:value-type="float">
            <text:p>6410.2</text:p>
          </table:table-cell>
        </table:table-row>
        <table:table-row table:style-name="ro1">
          <table:table-cell table:number-columns-repeated="5"/>
          <table:table-cell office:value-type="float" office:value="195.876" calcext:value-type="float">
            <text:p>195.876</text:p>
          </table:table-cell>
          <table:table-cell office:value-type="float" office:value="242.623" calcext:value-type="float">
            <text:p>242.623</text:p>
          </table:table-cell>
          <table:table-cell office:value-type="float" office:value="6339.14" calcext:value-type="float">
            <text:p>6339.14</text:p>
          </table:table-cell>
          <table:table-cell office:value-type="float" office:value="192.38" calcext:value-type="float">
            <text:p>192.38</text:p>
          </table:table-cell>
          <table:table-cell office:value-type="float" office:value="238.293" calcext:value-type="float">
            <text:p>238.293</text:p>
          </table:table-cell>
          <table:table-cell office:value-type="float" office:value="6225.99" calcext:value-type="float">
            <text:p>6225.99</text:p>
          </table:table-cell>
          <table:table-cell office:value-type="float" office:value="214.812" calcext:value-type="float">
            <text:p>214.812</text:p>
          </table:table-cell>
          <table:table-cell office:value-type="float" office:value="266.078" calcext:value-type="float">
            <text:p>266.078</text:p>
          </table:table-cell>
          <table:table-cell office:value-type="float" office:value="6951.96" calcext:value-type="float">
            <text:p>6951.96</text:p>
          </table:table-cell>
          <table:table-cell/>
          <table:table-cell office:value-type="float" office:value="400.86" calcext:value-type="float">
            <text:p>400.86</text:p>
          </table:table-cell>
          <table:table-cell office:value-type="float" office:value="-73.4555" calcext:value-type="float">
            <text:p>-73.4555</text:p>
          </table:table-cell>
          <table:table-cell office:value-type="float" office:value="6224.4" calcext:value-type="float">
            <text:p>6224.4</text:p>
          </table:table-cell>
          <table:table-cell office:value-type="float" office:value="416.211" calcext:value-type="float">
            <text:p>416.211</text:p>
          </table:table-cell>
          <table:table-cell office:value-type="float" office:value="-76.5193" calcext:value-type="float">
            <text:p>-76.5193</text:p>
          </table:table-cell>
          <table:table-cell office:value-type="float" office:value="6442.9" calcext:value-type="float">
            <text:p>6442.9</text:p>
          </table:table-cell>
          <table:table-cell office:value-type="float" office:value="414.047" calcext:value-type="float">
            <text:p>414.047</text:p>
          </table:table-cell>
          <table:table-cell office:value-type="float" office:value="-76.1112" calcext:value-type="float">
            <text:p>-76.1112</text:p>
          </table:table-cell>
          <table:table-cell office:value-type="float" office:value="6409.46" calcext:value-type="float">
            <text:p>6409.46</text:p>
          </table:table-cell>
        </table:table-row>
        <table:table-row table:style-name="ro1">
          <table:table-cell table:number-columns-repeated="5"/>
          <table:table-cell office:value-type="float" office:value="202.676" calcext:value-type="float">
            <text:p>202.676</text:p>
          </table:table-cell>
          <table:table-cell office:value-type="float" office:value="251.046" calcext:value-type="float">
            <text:p>251.046</text:p>
          </table:table-cell>
          <table:table-cell office:value-type="float" office:value="6559.2" calcext:value-type="float">
            <text:p>6559.2</text:p>
          </table:table-cell>
          <table:table-cell office:value-type="float" office:value="192.15" calcext:value-type="float">
            <text:p>192.15</text:p>
          </table:table-cell>
          <table:table-cell office:value-type="float" office:value="238.008" calcext:value-type="float">
            <text:p>238.008</text:p>
          </table:table-cell>
          <table:table-cell office:value-type="float" office:value="6218.56" calcext:value-type="float">
            <text:p>6218.56</text:p>
          </table:table-cell>
          <table:table-cell office:value-type="float" office:value="224.265" calcext:value-type="float">
            <text:p>224.265</text:p>
          </table:table-cell>
          <table:table-cell office:value-type="float" office:value="277.787" calcext:value-type="float">
            <text:p>277.787</text:p>
          </table:table-cell>
          <table:table-cell office:value-type="float" office:value="7257.89" calcext:value-type="float">
            <text:p>7257.89</text:p>
          </table:table-cell>
          <table:table-cell/>
          <table:table-cell office:value-type="float" office:value="403.582" calcext:value-type="float">
            <text:p>403.582</text:p>
          </table:table-cell>
          <table:table-cell office:value-type="float" office:value="-73.8099" calcext:value-type="float">
            <text:p>-73.8099</text:p>
          </table:table-cell>
          <table:table-cell office:value-type="float" office:value="6264.46" calcext:value-type="float">
            <text:p>6264.46</text:p>
          </table:table-cell>
          <table:table-cell office:value-type="float" office:value="415.928" calcext:value-type="float">
            <text:p>415.928</text:p>
          </table:table-cell>
          <table:table-cell office:value-type="float" office:value="-76.4496" calcext:value-type="float">
            <text:p>-76.4496</text:p>
          </table:table-cell>
          <table:table-cell office:value-type="float" office:value="6438.57" calcext:value-type="float">
            <text:p>6438.57</text:p>
          </table:table-cell>
          <table:table-cell office:value-type="float" office:value="412.791" calcext:value-type="float">
            <text:p>412.791</text:p>
          </table:table-cell>
          <table:table-cell office:value-type="float" office:value="-75.8999" calcext:value-type="float">
            <text:p>-75.8999</text:p>
          </table:table-cell>
          <table:table-cell office:value-type="float" office:value="6389.98" calcext:value-type="float">
            <text:p>6389.98</text:p>
          </table:table-cell>
        </table:table-row>
        <table:table-row table:style-name="ro1">
          <table:table-cell table:number-columns-repeated="5"/>
          <table:table-cell office:value-type="float" office:value="213.273" calcext:value-type="float">
            <text:p>213.273</text:p>
          </table:table-cell>
          <table:table-cell office:value-type="float" office:value="264.172" calcext:value-type="float">
            <text:p>264.172</text:p>
          </table:table-cell>
          <table:table-cell office:value-type="float" office:value="6902.14" calcext:value-type="float">
            <text:p>6902.14</text:p>
          </table:table-cell>
          <table:table-cell office:value-type="float" office:value="190.071" calcext:value-type="float">
            <text:p>190.071</text:p>
          </table:table-cell>
          <table:table-cell office:value-type="float" office:value="235.433" calcext:value-type="float">
            <text:p>235.433</text:p>
          </table:table-cell>
          <table:table-cell office:value-type="float" office:value="6151.27" calcext:value-type="float">
            <text:p>6151.27</text:p>
          </table:table-cell>
          <table:table-cell office:value-type="float" office:value="208.418" calcext:value-type="float">
            <text:p>208.418</text:p>
          </table:table-cell>
          <table:table-cell office:value-type="float" office:value="258.158" calcext:value-type="float">
            <text:p>258.158</text:p>
          </table:table-cell>
          <table:table-cell office:value-type="float" office:value="6745.02" calcext:value-type="float">
            <text:p>6745.02</text:p>
          </table:table-cell>
          <table:table-cell/>
          <table:table-cell office:value-type="float" office:value="405.227" calcext:value-type="float">
            <text:p>405.227</text:p>
          </table:table-cell>
          <table:table-cell office:value-type="float" office:value="-74.1678" calcext:value-type="float">
            <text:p>-74.1678</text:p>
          </table:table-cell>
          <table:table-cell office:value-type="float" office:value="6287.69" calcext:value-type="float">
            <text:p>6287.69</text:p>
          </table:table-cell>
          <table:table-cell office:value-type="float" office:value="415.021" calcext:value-type="float">
            <text:p>415.021</text:p>
          </table:table-cell>
          <table:table-cell office:value-type="float" office:value="-76.2786" calcext:value-type="float">
            <text:p>-76.2786</text:p>
          </table:table-cell>
          <table:table-cell office:value-type="float" office:value="6424.55" calcext:value-type="float">
            <text:p>6424.55</text:p>
          </table:table-cell>
          <table:table-cell office:value-type="float" office:value="413.54" calcext:value-type="float">
            <text:p>413.54</text:p>
          </table:table-cell>
          <table:table-cell office:value-type="float" office:value="-76.0291" calcext:value-type="float">
            <text:p>-76.0291</text:p>
          </table:table-cell>
          <table:table-cell office:value-type="float" office:value="6401.73" calcext:value-type="float">
            <text:p>6401.73</text:p>
          </table:table-cell>
        </table:table-row>
        <table:table-row table:style-name="ro1">
          <table:table-cell table:number-columns-repeated="5"/>
          <table:table-cell office:value-type="float" office:value="211.691" calcext:value-type="float">
            <text:p>211.691</text:p>
          </table:table-cell>
          <table:table-cell office:value-type="float" office:value="262.213" calcext:value-type="float">
            <text:p>262.213</text:p>
          </table:table-cell>
          <table:table-cell office:value-type="float" office:value="6850.96" calcext:value-type="float">
            <text:p>6850.96</text:p>
          </table:table-cell>
          <table:table-cell office:value-type="float" office:value="188.868" calcext:value-type="float">
            <text:p>188.868</text:p>
          </table:table-cell>
          <table:table-cell office:value-type="float" office:value="233.943" calcext:value-type="float">
            <text:p>233.943</text:p>
          </table:table-cell>
          <table:table-cell office:value-type="float" office:value="6112.34" calcext:value-type="float">
            <text:p>6112.34</text:p>
          </table:table-cell>
          <table:table-cell office:value-type="float" office:value="205.167" calcext:value-type="float">
            <text:p>205.167</text:p>
          </table:table-cell>
          <table:table-cell office:value-type="float" office:value="254.132" calcext:value-type="float">
            <text:p>254.132</text:p>
          </table:table-cell>
          <table:table-cell office:value-type="float" office:value="6639.83" calcext:value-type="float">
            <text:p>6639.83</text:p>
          </table:table-cell>
          <table:table-cell/>
          <table:table-cell office:value-type="float" office:value="403.974" calcext:value-type="float">
            <text:p>403.974</text:p>
          </table:table-cell>
          <table:table-cell office:value-type="float" office:value="-73.9339" calcext:value-type="float">
            <text:p>-73.9339</text:p>
          </table:table-cell>
          <table:table-cell office:value-type="float" office:value="6267.28" calcext:value-type="float">
            <text:p>6267.28</text:p>
          </table:table-cell>
          <table:table-cell office:value-type="float" office:value="415.392" calcext:value-type="float">
            <text:p>415.392</text:p>
          </table:table-cell>
          <table:table-cell office:value-type="float" office:value="-76.3504" calcext:value-type="float">
            <text:p>-76.3504</text:p>
          </table:table-cell>
          <table:table-cell office:value-type="float" office:value="6430.4" calcext:value-type="float">
            <text:p>6430.4</text:p>
          </table:table-cell>
          <table:table-cell office:value-type="float" office:value="413.993" calcext:value-type="float">
            <text:p>413.993</text:p>
          </table:table-cell>
          <table:table-cell office:value-type="float" office:value="-76.0991" calcext:value-type="float">
            <text:p>-76.0991</text:p>
          </table:table-cell>
          <table:table-cell office:value-type="float" office:value="6408.92" calcext:value-type="float">
            <text:p>6408.92</text:p>
          </table:table-cell>
        </table:table-row>
        <table:table-row table:style-name="ro1">
          <table:table-cell table:number-columns-repeated="5"/>
          <table:table-cell office:value-type="float" office:value="205.546" calcext:value-type="float">
            <text:p>205.546</text:p>
          </table:table-cell>
          <table:table-cell office:value-type="float" office:value="254.601" calcext:value-type="float">
            <text:p>254.601</text:p>
          </table:table-cell>
          <table:table-cell office:value-type="float" office:value="6652.08" calcext:value-type="float">
            <text:p>6652.08</text:p>
          </table:table-cell>
          <table:table-cell office:value-type="float" office:value="189.513" calcext:value-type="float">
            <text:p>189.513</text:p>
          </table:table-cell>
          <table:table-cell office:value-type="float" office:value="234.741" calcext:value-type="float">
            <text:p>234.741</text:p>
          </table:table-cell>
          <table:table-cell office:value-type="float" office:value="6133.21" calcext:value-type="float">
            <text:p>6133.21</text:p>
          </table:table-cell>
          <table:table-cell office:value-type="float" office:value="205.506" calcext:value-type="float">
            <text:p>205.506</text:p>
          </table:table-cell>
          <table:table-cell office:value-type="float" office:value="254.552" calcext:value-type="float">
            <text:p>254.552</text:p>
          </table:table-cell>
          <table:table-cell office:value-type="float" office:value="6650.8" calcext:value-type="float">
            <text:p>6650.8</text:p>
          </table:table-cell>
          <table:table-cell/>
          <table:table-cell office:value-type="float" office:value="400.927" calcext:value-type="float">
            <text:p>400.927</text:p>
          </table:table-cell>
          <table:table-cell office:value-type="float" office:value="-73.2572" calcext:value-type="float">
            <text:p>-73.2572</text:p>
          </table:table-cell>
          <table:table-cell office:value-type="float" office:value="6223.77" calcext:value-type="float">
            <text:p>6223.77</text:p>
          </table:table-cell>
          <table:table-cell office:value-type="float" office:value="414.947" calcext:value-type="float">
            <text:p>414.947</text:p>
          </table:table-cell>
          <table:table-cell office:value-type="float" office:value="-76.2704" calcext:value-type="float">
            <text:p>-76.2704</text:p>
          </table:table-cell>
          <table:table-cell office:value-type="float" office:value="6423.34" calcext:value-type="float">
            <text:p>6423.34</text:p>
          </table:table-cell>
          <table:table-cell office:value-type="float" office:value="413.936" calcext:value-type="float">
            <text:p>413.936</text:p>
          </table:table-cell>
          <table:table-cell office:value-type="float" office:value="-76.0986" calcext:value-type="float">
            <text:p>-76.0986</text:p>
          </table:table-cell>
          <table:table-cell office:value-type="float" office:value="6408.13" calcext:value-type="float">
            <text:p>6408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1T14:47:36.420428040</meta:creation-date>
    <dc:date>2025-04-01T18:07:39.623417315</dc:date>
    <meta:editing-duration>PT8M12S</meta:editing-duration>
    <meta:editing-cycles>1</meta:editing-cycles>
    <meta:document-statistic meta:table-count="1" meta:cell-count="1148" meta:object-count="0"/>
    <meta:generator>LibreOffice/6.4.7.2$Linux_X86_64 LibreOffice_project/40$Build-2</meta:generator>
  </office:meta>
</office:document-meta>
</file>